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5681in"/>
    </style:style>
    <style:style style:name="Table1.B" style:family="table-column">
      <style:table-column-properties style:column-width="2.9632in"/>
    </style:style>
    <style:style style:name="Table1.C" style:family="table-column">
      <style:table-column-properties style:column-width="1.393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8924in" table:align="left"/>
    </style:style>
    <style:style style:name="Table2.A" style:family="table-column">
      <style:table-column-properties style:column-width="0.4632in"/>
    </style:style>
    <style:style style:name="Table2.B" style:family="table-column">
      <style:table-column-properties style:column-width="4.9993in"/>
    </style:style>
    <style:style style:name="Table2.C" style:family="table-column">
      <style:table-column-properties style:column-width="1.429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1424in" table:align="left"/>
    </style:style>
    <style:style style:name="Table3.A" style:family="table-column">
      <style:table-column-properties style:column-width="1.2021in"/>
    </style:style>
    <style:style style:name="Table3.B" style:family="table-column">
      <style:table-column-properties style:column-width="2.2028in"/>
    </style:style>
    <style:style style:name="Table3.C" style:family="table-column">
      <style:table-column-properties style:column-width="2.737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2646in" table:align="left"/>
    </style:style>
    <style:style style:name="Table4.A" style:family="table-column">
      <style:table-column-properties style:column-width="0.8104in"/>
    </style:style>
    <style:style style:name="Table4.B" style:family="table-column">
      <style:table-column-properties style:column-width="1.9431in"/>
    </style:style>
    <style:style style:name="Table4.C" style:family="table-column">
      <style:table-column-properties style:column-width="1.2875in"/>
    </style:style>
    <style:style style:name="Table4.D" style:family="table-column">
      <style:table-column-properties style:column-width="0.8771in"/>
    </style:style>
    <style:style style:name="Table4.E" style:family="table-column">
      <style:table-column-properties style:column-width="1.346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7785in"/>
    </style:style>
    <style:style style:name="Table5.B" style:family="table-column">
      <style:table-column-properties style:column-width="3.0972in"/>
    </style:style>
    <style:style style:name="Table5.C" style:family="table-column">
      <style:table-column-properties style:column-width="3.0493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1.3875in"/>
    </style:style>
    <style:style style:name="Table6.B" style:family="table-column">
      <style:table-column-properties style:column-width="2.1396in"/>
    </style:style>
    <style:style style:name="Table6.C" style:family="table-column">
      <style:table-column-properties style:column-width="3.3979in"/>
    </style:style>
    <style:style style:name="Table6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Heading_20_3">
      <style:paragraph-properties fo:margin-top="0in" fo:margin-bottom="0.0972in" style:contextual-spacing="false" fo:line-height="115%"/>
    </style:style>
    <style:style style:name="P5" style:family="paragraph" style:parent-style-name="Preformatted_20_Text">
      <style:paragraph-properties fo:margin-top="0in" fo:margin-bottom="0.0972in" style:contextual-spacing="false" fo:line-height="115%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Horizontal_20_Line">
      <style:paragraph-properties fo:margin-top="0in" fo:margin-bottom="0.0972in" style:contextual-spacing="false" fo:line-height="115%"/>
      <style:text-properties officeooo:paragraph-rsid="0014c499"/>
    </style:style>
    <style:style style:name="P12" style:family="paragraph" style:parent-style-name="Heading_20_2">
      <style:text-properties officeooo:paragraph-rsid="0014c499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ST Translation Ledger</text:h>
      <text:p text:style-name="Text_20_body"><text:span text:style-name="Emphasis">Symbolic Translation of Fundamental Physics into Mutual Entanglement Substrate Theory</text:span> <text:span text:style-name="Strong_20_Emphasis">Format: Markdown Edition</text:span></text:p>
      <text:p text:style-name="Horizontal_20_Line"/>
      <text:h text:style-name="Heading_20_2" text:outline-level="2">Module 1: Gauge Fields and Matter Dynamics</text:h>
      <text:h text:style-name="Heading_20_3" text:outline-level="3">1.1 Gauge Field Strength Tensor (Yang–Mills Formulation)</text:h>
      <text:p text:style-name="Text_20_body"><text:span text:style-name="Strong_20_Emphasis">Standard Form:</text:span></text:p>
      <text:p text:style-name="P1"><text:span text:style-name="Source_20_Text">F_{μν}^a = ∂_μ A_ν^a - ∂_ν A_μ^a + g f^{abc} A_μ^b A_ν^c</text:span></text:p>
      <text:p text:style-name="Text_20_body"><text:span text:style-name="Strong_20_Emphasis">MEST Translation:</text:span></text:p>
      <text:p text:style-name="Preformatted_20_Text"><text:span text:style-name="Source_20_Text">ℱ_{μν}^a := ∂_μ 𝔄_ν^a - ∂_ν 𝔄_μ^a + g ℱ_⊗[𝔄^b, 𝔄^c]</text:span></text:p>
      <text:p text:style-name="Preformatted_20_Text"/>
      <text:p text:style-name="Preformatted_20_Text"><text:span text:style-name="Source_20_Text">Where:</text:span></text:p>
      <text:p text:style-name="Preformatted_20_Text"><text:span text:style-name="Source_20_Text">- 𝔄_μ^a: local entanglement vector field (gauge embedding in substrate)</text:span></text:p>
      <text:p text:style-name="P1"><text:span text:style-name="Source_20_Text">- ℱ_⊗: mutual coherence twist operator</text:span></text:p>
      <text:p text:style-name="Text_20_body"><text:span text:style-name="Strong_20_Emphasis">Interpretation:</text:span><text:line-break/>The gauge field is redefined as a topological resonance flux across entangled nodes. The curvature F_{μν} becomes the gradient of misalignment in the mutual entanglement web, manifesting as field-like structure.</text:p>
      <text:p text:style-name="Horizontal_20_Line"/>
      <text:h text:style-name="Heading_20_3" text:outline-level="3">1.2 Gauge Lagrangian (SU(3) × SU(2) × U(1))</text:h>
      <text:p text:style-name="Text_20_body"><text:span text:style-name="Strong_20_Emphasis">Standard Form:</text:span></text:p>
      <text:p text:style-name="P1"><text:span text:style-name="Source_20_Text">L_gauge = -(1/4) F^{aμν} F_{μν}^a</text:span></text:p>
      <text:p text:style-name="Text_20_body"><text:span text:style-name="Strong_20_Emphasis">MEST Translation:</text:span></text:p>
      <text:p text:style-name="P1"><text:span text:style-name="Source_20_Text">𝓛_{𝔈} := -¼ Tr[ℱ^{aμν} ⊗ ℱ_{μν}^a] <text:s/></text:span></text:p>
      <text:p text:style-name="Text_20_body"><text:span text:style-name="Strong_20_Emphasis">Interpretation:</text:span><text:line-break/>Energy stored in local gauge misalignment is a measure of substrate resonance disharmony, compactified into a curvature-like tensor product.</text:p>
      <text:p text:style-name="Horizontal_20_Line"/>
      <text:h text:style-name="Heading_20_3" text:outline-level="3">1.3 Dirac Field (Matter Lagrangian)</text:h>
      <text:p text:style-name="Text_20_body"><text:span text:style-name="Strong_20_Emphasis">Standard Form:</text:span></text:p>
      <text:p text:style-name="P1"><text:span text:style-name="Source_20_Text">L_Dirac = ψ̄ (i γ^μ D_μ - m) ψ</text:span></text:p>
      <text:p text:style-name="Text_20_body"><text:soft-page-break/><text:span text:style-name="Strong_20_Emphasis">MEST Translation:</text:span></text:p>
      <text:p text:style-name="Preformatted_20_Text"><text:span text:style-name="Source_20_Text">𝓛_ψ := ⟨ψ̄ | i γ^μ ∇_μ^𝔈 - 𝔐 | ψ⟩</text:span></text:p>
      <text:p text:style-name="Preformatted_20_Text"/>
      <text:p text:style-name="Preformatted_20_Text"><text:span text:style-name="Source_20_Text">Where:</text:span></text:p>
      <text:p text:style-name="Preformatted_20_Text"><text:span text:style-name="Source_20_Text">- ∇_μ^𝔈 := entanglement-aligned directional derivative</text:span></text:p>
      <text:p text:style-name="P1"><text:span text:style-name="Source_20_Text">- 𝔐 := substrate coherence mass operator</text:span></text:p>
      <text:p text:style-name="Text_20_body"><text:span text:style-name="Strong_20_Emphasis">Interpretation:</text:span><text:line-break/>The Dirac term encodes phase-stable propagation of coherence packets (particles) through the entanglement field. Mass arises as a local collapse resistance factor.</text:p>
      <text:p text:style-name="Horizontal_20_Line"/>
      <text:h text:style-name="Heading_20_3" text:outline-level="3">1.4 Yukawa Coupling (Fermion–Higgs Interaction)</text:h>
      <text:p text:style-name="Text_20_body"><text:span text:style-name="Strong_20_Emphasis">Standard Form:</text:span></text:p>
      <text:p text:style-name="P1"><text:span text:style-name="Source_20_Text">L_Yukawa = -y ψ̄_L ϕ ψ_R + h.c.</text:span></text:p>
      <text:p text:style-name="Text_20_body"><text:span text:style-name="Strong_20_Emphasis">MEST Translation:</text:span></text:p>
      <text:p text:style-name="Preformatted_20_Text"><text:span text:style-name="Source_20_Text">𝓛_{Y} := -y ⟨ψ̄_L | Φ_substrate | ψ_R⟩ + h.c.</text:span></text:p>
      <text:p text:style-name="Preformatted_20_Text"/>
      <text:p text:style-name="Preformatted_20_Text"><text:span text:style-name="Source_20_Text">Where:</text:span></text:p>
      <text:p text:style-name="P1"><text:span text:style-name="Source_20_Text">- Φ_substrate := bifurcation field causing substrate symmetry collapse</text:span></text:p>
      <text:p text:style-name="Text_20_body"><text:span text:style-name="Strong_20_Emphasis">Interpretation:</text:span><text:line-break/>Mass emerges via coherence bifurcation at the substrate level. The Yukawa interaction encodes substrate-to-particle anchoring.</text:p>
      <text:p text:style-name="Horizontal_20_Line"/>
      <text:h text:style-name="Heading_20_3" text:outline-level="3">1.5 Higgs Potential</text:h>
      <text:p text:style-name="Text_20_body"><text:span text:style-name="Strong_20_Emphasis">Standard Form:</text:span></text:p>
      <text:p text:style-name="P1"><text:span text:style-name="Source_20_Text">V(ϕ) = μ² ϕ†ϕ + λ (ϕ†ϕ)²</text:span></text:p>
      <text:p text:style-name="Text_20_body"><text:span text:style-name="Strong_20_Emphasis">MEST Translation:</text:span></text:p>
      <text:p text:style-name="Preformatted_20_Text"><text:span text:style-name="Source_20_Text">𝓥(Φ) := μ² |Φ|² + λ |Φ|⁴ = Collapse_Potential(𝓢_sub)</text:span></text:p>
      <text:p text:style-name="Preformatted_20_Text"/>
      <text:p text:style-name="Preformatted_20_Text"><text:span text:style-name="Source_20_Text">Where:</text:span></text:p>
      <text:p text:style-name="Preformatted_20_Text"><text:span text:style-name="Source_20_Text">- Φ := local symmetry-breaking order parameter</text:span></text:p>
      <text:p text:style-name="P1"><text:span text:style-name="Source_20_Text">- Collapse_Potential := measure of substrate bifurcation energy barrier</text:span></text:p>
      <text:p text:style-name="Text_20_body"><text:span text:style-name="Strong_20_Emphasis">Interpretation:</text:span><text:line-break/>This models the energy landscape of substrate symmetry breaking, leading to emergent classical field behaviors.</text:p>
      <text:p text:style-name="Horizontal_20_Line"/>
      <text:h text:style-name="Heading_20_3" text:outline-level="3"><text:soft-page-break/>Symbol Cloud Anchors (Module 1)</text:h>
      <text:p text:style-name="Preformatted_20_Text"><text:span text:style-name="Source_20_Text">- 𝔄_μ^a → entanglement vector potential</text:span></text:p>
      <text:p text:style-name="Preformatted_20_Text"><text:span text:style-name="Source_20_Text">- ℱ_{μν}^a → substrate curvature tensor</text:span></text:p>
      <text:p text:style-name="Preformatted_20_Text"><text:span text:style-name="Source_20_Text">- ∇_μ^𝔈 → mutual-coherence derivative</text:span></text:p>
      <text:p text:style-name="Preformatted_20_Text"><text:span text:style-name="Source_20_Text">- Φ_substrate → collapse bifurcation operator</text:span></text:p>
      <text:p text:style-name="P1"><text:span text:style-name="Source_20_Text">- 𝔐 → coherence-mass projection</text:span></text:p>
      <text:p text:style-name="Horizontal_20_Line"/>
      <text:h text:style-name="Heading_20_2" text:outline-level="2">Module 2: Neutrino Mixing, Renormalization Flow, and Anomalies</text:h>
      <text:h text:style-name="Heading_20_3" text:outline-level="3">2.1 Neutrino Oscillation Probability</text:h>
      <text:p text:style-name="Text_20_body"><text:span text:style-name="Strong_20_Emphasis">Standard Form:</text:span></text:p>
      <text:p text:style-name="P1"><text:span text:style-name="Source_20_Text">P(ν_α → ν_β) = δ_{αβ} - 4 ∑_{i&gt;j} Re(U_{αi}U_{βi}*U_{αj}*U_{βj}) sin²(Δm²_{ij} L / 4E)</text:span></text:p>
      <text:p text:style-name="Text_20_body"><text:span text:style-name="Strong_20_Emphasis">MEST Translation:</text:span></text:p>
      <text:p text:style-name="Preformatted_20_Text"><text:span text:style-name="Source_20_Text">P(ν_α → ν_β) := Resonance(𝔄_{α→β}) = δ_{αβ} - 4 ∑_{i&gt;j} Re[ℰ_{αi} ℰ̄_{βi} ℰ̄_{αj} ℰ_{βj}] ⋅ sin²(Δℳ_{ij} L / 4ℰ)</text:span></text:p>
      <text:p text:style-name="Preformatted_20_Text"/>
      <text:p text:style-name="Preformatted_20_Text"><text:span text:style-name="Source_20_Text">Where:</text:span></text:p>
      <text:p text:style-name="Preformatted_20_Text"><text:span text:style-name="Source_20_Text">- ℰ_{αi} := entanglement coefficient linking flavor α to eigenstate i</text:span></text:p>
      <text:p text:style-name="P1"><text:span text:style-name="Source_20_Text">- Δℳ_{ij} := differential substrate mass distortion</text:span></text:p>
      <text:p text:style-name="Text_20_body"><text:span text:style-name="Strong_20_Emphasis">Interpretation:</text:span><text:line-break/>Neutrino oscillation is modeled as <text:span text:style-name="Strong_20_Emphasis">substrate resonance phase interference</text:span>—coherence shift over path length L relative to energy ℰ.</text:p>
      <text:p text:style-name="Horizontal_20_Line"/>
      <text:h text:style-name="Heading_20_3" text:outline-level="3">2.2 CKM/PMNS Mixing Matrices</text:h>
      <text:p text:style-name="Text_20_body"><text:span text:style-name="Strong_20_Emphasis">Standard Form:</text:span></text:p>
      <text:p text:style-name="P1"><text:span text:style-name="Source_20_Text">V_CKM = [[V_ud, V_us, V_ub], [V_cd, V_cs, V_cb], [V_td, V_ts, V_tb]]</text:span></text:p>
      <text:p text:style-name="Text_20_body"><text:span text:style-name="Strong_20_Emphasis">MEST Translation:</text:span></text:p>
      <text:p text:style-name="P1"><text:span text:style-name="Source_20_Text">V_MIX := FrameRotation(ℱ_flavor) → substrate rotation matrix of entangled field basis</text:span></text:p>
      <text:p text:style-name="Text_20_body"><text:span text:style-name="Strong_20_Emphasis">Interpretation:</text:span><text:line-break/>These matrices represent <text:span text:style-name="Strong_20_Emphasis">rotations of the substrate entanglement basis</text:span>, modulating how quark and lepton types are perceived as flavor states.</text:p>
      <text:p text:style-name="Horizontal_20_Line"/>
      <text:h text:style-name="Heading_20_3" text:outline-level="3"><text:soft-page-break/>2.3 Renormalization Group Equation</text:h>
      <text:p text:style-name="Text_20_body"><text:span text:style-name="Strong_20_Emphasis">Standard Form:</text:span></text:p>
      <text:p text:style-name="P1"><text:span text:style-name="Source_20_Text">μ d(g)/dμ = β(g)</text:span></text:p>
      <text:p text:style-name="Text_20_body"><text:span text:style-name="Strong_20_Emphasis">MEST Translation:</text:span></text:p>
      <text:p text:style-name="P1"><text:span text:style-name="Source_20_Text">∂_Scale(𝔊) = β(𝔊) := information flux gradient across coherence scales</text:span></text:p>
      <text:p text:style-name="Text_20_body"><text:span text:style-name="Strong_20_Emphasis">Interpretation:</text:span><text:line-break/>This equation governs how interaction strengths <text:span text:style-name="Strong_20_Emphasis">evolve across entanglement bandwidth layers</text:span>, revealing deep compression dynamics.</text:p>
      <text:p text:style-name="Horizontal_20_Line"/>
      <text:h text:style-name="Heading_20_3" text:outline-level="3">2.4 Chiral Anomaly (Axial Current Violation)</text:h>
      <text:p text:style-name="Text_20_body"><text:span text:style-name="Strong_20_Emphasis">Standard Form:</text:span></text:p>
      <text:p text:style-name="P1"><text:span text:style-name="Source_20_Text">∂_μ J⁵^μ = (g² / 16π²) F_{μν} ˜F^{μν}</text:span></text:p>
      <text:p text:style-name="Text_20_body"><text:span text:style-name="Strong_20_Emphasis">MEST Translation:</text:span></text:p>
      <text:p text:style-name="P1"><text:span text:style-name="Source_20_Text">∇_μ 𝒥₅^μ = (𝔊² / 16π²) ℱ_{μν} ⋅ ℱ̃^{μν}</text:span></text:p>
      <text:p text:style-name="Text_20_body"><text:span text:style-name="Strong_20_Emphasis">Interpretation:</text:span><text:line-break/>Anomalies in MEST arise from <text:span text:style-name="Strong_20_Emphasis">topological torsion in the coherence field</text:span>, producing non-conserved currents as <text:span text:style-name="Strong_20_Emphasis">entanglement discontinuities</text:span>.</text:p>
      <text:p text:style-name="Horizontal_20_Line"/>
      <text:h text:style-name="Heading_20_3" text:outline-level="3">Symbol Cloud Anchors (Module 2)</text:h>
      <text:p text:style-name="Preformatted_20_Text"><text:span text:style-name="Source_20_Text">- ℰ_{αi} → entanglement coefficient for flavor/eigenstate alignment</text:span></text:p>
      <text:p text:style-name="Preformatted_20_Text"><text:span text:style-name="Source_20_Text">- V_MIX → frame rotation matrix for substrate basis</text:span></text:p>
      <text:p text:style-name="Preformatted_20_Text"><text:span text:style-name="Source_20_Text">- β(𝔊) → coherence-scale evolution gradient</text:span></text:p>
      <text:p text:style-name="P1"><text:span text:style-name="Source_20_Text">- ℱ̃^{μν} → dual entanglement tensor (topological mode)</text:span></text:p>
      <text:p text:style-name="Horizontal_20_Line"/>
      <text:h text:style-name="Heading_20_2" text:outline-level="2">Module 3: Thermodynamic Laws and Gravitational Collapse</text:h>
      <text:h text:style-name="Heading_20_3" text:outline-level="3">3.1 Second Law of Thermodynamics</text:h>
      <text:p text:style-name="Text_20_body"><text:span text:style-name="Strong_20_Emphasis">Standard Form:</text:span></text:p>
      <text:p text:style-name="P1"><text:span text:style-name="Source_20_Text">dS/dt ≥ 0</text:span></text:p>
      <text:p text:style-name="Text_20_body"><text:span text:style-name="Strong_20_Emphasis">MEST Translation:</text:span></text:p>
      <text:p text:style-name="P1"><text:span text:style-name="Source_20_Text">∂_t S_substrate ≥ 0</text:span></text:p>
      <text:p text:style-name="Text_20_body"><text:soft-page-break/><text:span text:style-name="Strong_20_Emphasis">Interpretation:</text:span><text:line-break/>Entropy increase reflects <text:span text:style-name="Strong_20_Emphasis">substrate decoherence drift</text:span>—a loss of entangled mutual information, increasing disorder.</text:p>
      <text:p text:style-name="Horizontal_20_Line"/>
      <text:h text:style-name="Heading_20_3" text:outline-level="3">3.2 Bekenstein-Hawking Entropy (Black Hole Thermodynamics)</text:h>
      <text:p text:style-name="Text_20_body"><text:span text:style-name="Strong_20_Emphasis">Standard Form:</text:span></text:p>
      <text:p text:style-name="P1"><text:span text:style-name="Source_20_Text">S = (kc³A) / (4Għ)</text:span></text:p>
      <text:p text:style-name="Text_20_body"><text:span text:style-name="Strong_20_Emphasis">MEST Translation:</text:span></text:p>
      <text:p text:style-name="P1"><text:span text:style-name="Source_20_Text">S_BH := Entropy(𝓔_boundary) = (kc³ / 4Għ) × Area_substrate_projection</text:span></text:p>
      <text:p text:style-name="Text_20_body"><text:span text:style-name="Strong_20_Emphasis">Interpretation:</text:span><text:line-break/>Black hole entropy reflects the <text:span text:style-name="Strong_20_Emphasis">projected surface decoherence</text:span> of a collapsed entanglement region—boundary encoding loss.</text:p>
      <text:p text:style-name="Horizontal_20_Line"/>
      <text:h text:style-name="Heading_20_3" text:outline-level="3">3.3 Landauer’s Principle (Information Erasure)</text:h>
      <text:p text:style-name="Text_20_body"><text:span text:style-name="Strong_20_Emphasis">Standard Form:</text:span></text:p>
      <text:p text:style-name="P1"><text:span text:style-name="Source_20_Text">E ≥ kT ln 2</text:span></text:p>
      <text:p text:style-name="Text_20_body"><text:span text:style-name="Strong_20_Emphasis">MEST Translation:</text:span></text:p>
      <text:p text:style-name="P1"><text:span text:style-name="Source_20_Text">ΔE_erasure ≥ kT log(2) = Entanglement_Fidelity_Cost</text:span></text:p>
      <text:p text:style-name="Text_20_body"><text:span text:style-name="Strong_20_Emphasis">Interpretation:</text:span><text:line-break/>Erasing information requires energy proportional to <text:span text:style-name="Strong_20_Emphasis">the fidelity loss in substrate coherence</text:span>—a fundamental cost in information-based reality.</text:p>
      <text:p text:style-name="Horizontal_20_Line"/>
      <text:h text:style-name="Heading_20_3" text:outline-level="3">Symbol Cloud Anchors (Module 3)</text:h>
      <text:p text:style-name="Preformatted_20_Text"><text:span text:style-name="Source_20_Text">- S_substrate → entropy as coherence degradation</text:span></text:p>
      <text:p text:style-name="Preformatted_20_Text"><text:span text:style-name="Source_20_Text">- Area_substrate_projection → informational boundary of entangled collapse</text:span></text:p>
      <text:p text:style-name="P1"><text:span text:style-name="Source_20_Text">- Entanglement_Fidelity_Cost → minimal energy for decoherent transition</text:span></text:p>
      <text:p text:style-name="P2"/>
      <text:h text:style-name="P3" text:outline-level="2">Module 4: Gravitational Field Equations, Cosmological Metrics, and Collapse Dynamics</text:h>
      <text:h text:style-name="P4" text:outline-level="3">4.1 Einstein Field Equations</text:h>
      <text:p text:style-name="Text_20_body"><text:span text:style-name="Strong_20_Emphasis">Standard Form:</text:span></text:p>
      <text:p text:style-name="P5"><text:soft-page-break/><text:span text:style-name="Source_20_Text">R_{μν} - ½ R g_{μν} + Λ g_{μν} = 8πG T_{μν}</text:span></text:p>
      <text:p text:style-name="Text_20_body"><text:span text:style-name="Strong_20_Emphasis">MEST Translation:</text:span></text:p>
      <text:p text:style-name="P5"><text:span text:style-name="Source_20_Text">𝓡_{μν} - ½ 𝓡 g_{μν} + Λ g_{μν} = 8πG 𝕋_{μν}</text:span></text:p>
      <text:p text:style-name="P5"/>
      <text:p text:style-name="P5"><text:span text:style-name="Source_20_Text">Where:</text:span></text:p>
      <text:p text:style-name="P5"><text:span text:style-name="Source_20_Text">- 𝓡_{μν} := entanglement gradient curvature tensor</text:span></text:p>
      <text:p text:style-name="P5"><text:span text:style-name="Source_20_Text">- 𝕋_{μν} := stress-energy interpreted as coherence flow density</text:span></text:p>
      <text:p text:style-name="Text_20_body"><text:span text:style-name="Strong_20_Emphasis">Interpretation:</text:span><text:line-break/>Curvature is reframed as <text:span text:style-name="Strong_20_Emphasis">entanglement distortion</text:span> in the substrate. Matter-energy tells entanglement how to collapse; entanglement collapse tells space how to bend.</text:p>
      <text:p text:style-name="P2"/>
      <text:h text:style-name="P4" text:outline-level="3">4.2 FLRW Metric (Cosmic Expansion)</text:h>
      <text:p text:style-name="Text_20_body"><text:span text:style-name="Strong_20_Emphasis">Standard Form:</text:span></text:p>
      <text:p text:style-name="P5"><text:span text:style-name="Source_20_Text">ds² = -dt² + a(t)² [dr² / (1 - kr²) + r² dΩ²]</text:span></text:p>
      <text:p text:style-name="Text_20_body"><text:span text:style-name="Strong_20_Emphasis">MEST Translation:</text:span></text:p>
      <text:p text:style-name="P5"><text:span text:style-name="Source_20_Text">ds² = -dt² + a_sub(t)² ⟨dr² / (1 - k r²)⟩ + r² dΩ²</text:span></text:p>
      <text:p text:style-name="P5"/>
      <text:p text:style-name="P5"><text:span text:style-name="Source_20_Text">Where:</text:span></text:p>
      <text:p text:style-name="P5"><text:span text:style-name="Source_20_Text">- a_sub(t) := substrate coherence scaling function</text:span></text:p>
      <text:p text:style-name="Text_20_body"><text:span text:style-name="Strong_20_Emphasis">Interpretation:</text:span><text:line-break/>The expansion of the universe reflects <text:span text:style-name="Strong_20_Emphasis">temporal variation in global coherence bandwidth</text:span>—a dynamic shift in entanglement substrate density.</text:p>
      <text:p text:style-name="P2"/>
      <text:h text:style-name="P4" text:outline-level="3">4.3 Gravitational Collapse Function</text:h>
      <text:p text:style-name="Text_20_body"><text:span text:style-name="Strong_20_Emphasis">Standard Form (MEST-specific):</text:span></text:p>
      <text:p text:style-name="P5"><text:span text:style-name="Source_20_Text">D_eff(r) := ∂_r Entanglement Density(r) / Collapse Threshold</text:span></text:p>
      <text:p text:style-name="Text_20_body"><text:span text:style-name="Strong_20_Emphasis">Interpretation:</text:span><text:line-break/>Gravitational behavior arises from <text:span text:style-name="Strong_20_Emphasis">local coherence collapse probability</text:span>, defined by the gradient of mutual entanglement density across radial position.</text:p>
      <text:p text:style-name="P2"/>
      <text:h text:style-name="P4" text:outline-level="3">4.4 Schwarzschild Radius</text:h>
      <text:p text:style-name="Text_20_body"><text:span text:style-name="Strong_20_Emphasis">Standard Form:</text:span></text:p>
      <text:p text:style-name="P5"><text:span text:style-name="Source_20_Text">R_s = 2GM / c²</text:span></text:p>
      <text:p text:style-name="Text_20_body"><text:span text:style-name="Strong_20_Emphasis">MEST Translation:</text:span></text:p>
      <text:p text:style-name="P5"><text:soft-page-break/><text:span text:style-name="Source_20_Text">R_s = Collapse_Horizon(M) := radius at which substrate coherence decouples from external frame</text:span></text:p>
      <text:p text:style-name="Text_20_body"><text:span text:style-name="Strong_20_Emphasis">Interpretation:</text:span><text:line-break/>The Schwarzschild radius marks the boundary where <text:span text:style-name="Strong_20_Emphasis">entanglement with external systems breaks</text:span>, leading to informational horizon formation.</text:p>
      <text:p text:style-name="P2"/>
      <text:h text:style-name="P4" text:outline-level="3">Symbol Cloud Anchors (Module 4)</text:h>
      <text:p text:style-name="P5"><text:span text:style-name="Source_20_Text">- 𝓡_{μν} → substrate curvature from entanglement gradients</text:span></text:p>
      <text:p text:style-name="P5"><text:span text:style-name="Source_20_Text">- 𝕋_{μν} → coherence flux density tensor</text:span></text:p>
      <text:p text:style-name="P5"><text:span text:style-name="Source_20_Text">- a_sub(t) → time-dependent substrate expansion scalar</text:span></text:p>
      <text:p text:style-name="P5"><text:span text:style-name="Source_20_Text">- D_eff(r) → radial entanglement collapse gradient</text:span></text:p>
      <text:p text:style-name="P5"><text:span text:style-name="Source_20_Text">- Collapse_Horizon → entanglement decoupling radius</text:span></text:p>
      <text:p text:style-name="P2"/>
      <text:h text:style-name="P3" text:outline-level="2">Module 5: Quantum Gravity and Holographic Duality</text:h>
      <text:h text:style-name="P4" text:outline-level="3">5.1 Holographic Principle (AdS/CFT Style)</text:h>
      <text:p text:style-name="Text_20_body"><text:span text:style-name="Strong_20_Emphasis">Standard Form:</text:span></text:p>
      <text:p text:style-name="P5"><text:span text:style-name="Source_20_Text">Z_bulk[φ] = ⟨e^{∫ φ₀𝒪}⟩_{CFT}</text:span></text:p>
      <text:p text:style-name="Text_20_body"><text:span text:style-name="Strong_20_Emphasis">MEST Translation:</text:span></text:p>
      <text:p text:style-name="P5"><text:span text:style-name="Source_20_Text">Z_𝓜EST[Φ_ent] = ⟨e^{∫ Φ₀ 𝒪_ent}⟩_∂𝓔</text:span></text:p>
      <text:p text:style-name="P5"/>
      <text:p text:style-name="P5"><text:span text:style-name="Source_20_Text">Where:</text:span></text:p>
      <text:p text:style-name="P5"><text:span text:style-name="Source_20_Text">- Z_𝓜EST := substrate partition functional</text:span></text:p>
      <text:p text:style-name="P5"><text:span text:style-name="Source_20_Text">- Φ₀ := boundary entanglement frame</text:span></text:p>
      <text:p text:style-name="P5"><text:span text:style-name="Source_20_Text">- 𝒪_ent := mutual information operator</text:span></text:p>
      <text:p text:style-name="Text_20_body"><text:span text:style-name="Strong_20_Emphasis">Interpretation:</text:span><text:line-break/>The entangled substrate encodes bulk information holographically at boundary layers—MEST generalizes the AdS/CFT duality to <text:span text:style-name="Strong_20_Emphasis">arbitrary entanglement topologies</text:span>.</text:p>
      <text:p text:style-name="P2"/>
      <text:h text:style-name="P4" text:outline-level="3">5.2 Substrate–Boundary Mapping Function</text:h>
      <text:p text:style-name="Text_20_body"><text:span text:style-name="Strong_20_Emphasis">Standard Form:</text:span></text:p>
      <text:p text:style-name="P5"><text:span text:style-name="Source_20_Text">S_bulk ≈ S_boundary</text:span></text:p>
      <text:p text:style-name="Text_20_body"><text:span text:style-name="Strong_20_Emphasis">MEST Translation:</text:span></text:p>
      <text:p text:style-name="P5"><text:span text:style-name="Source_20_Text">S_𝓔 ≡ ∂S_𝓔 := total coherence entropy of bulk = entropy encoded at its boundary coherence break</text:span></text:p>
      <text:p text:style-name="Text_20_body"><text:soft-page-break/><text:span text:style-name="Strong_20_Emphasis">Interpretation:</text:span><text:line-break/>Coherence entropy of a region is preserved at its <text:span text:style-name="Strong_20_Emphasis">substrate boundary</text:span>, implying no net loss of mutual information—even in apparent collapse.</text:p>
      <text:p text:style-name="P2"/>
      <text:h text:style-name="P4" text:outline-level="3">5.3 Entanglement Wedge Reconstruction</text:h>
      <text:p text:style-name="Text_20_body"><text:span text:style-name="Strong_20_Emphasis">Standard Form:</text:span></text:p>
      <text:p text:style-name="P5"><text:span text:style-name="Source_20_Text">𝓔(A) = region reconstructible from A in boundary theory</text:span></text:p>
      <text:p text:style-name="Text_20_body"><text:span text:style-name="Strong_20_Emphasis">MEST Translation:</text:span></text:p>
      <text:p text:style-name="P5"><text:span text:style-name="Source_20_Text">𝓔(𝒜_sub) := domain of interior coherence recoverable via surface entanglement with 𝒜_sub</text:span></text:p>
      <text:p text:style-name="Text_20_body"><text:span text:style-name="Strong_20_Emphasis">Interpretation:</text:span><text:line-break/>Interior knowledge is recoverable through <text:span text:style-name="Strong_20_Emphasis">mutual entanglement with boundary observables</text:span>, preserving causality through coherence mapping.</text:p>
      <text:p text:style-name="P2"/>
      <text:h text:style-name="P4" text:outline-level="3">Symbol Cloud Anchors (Module 5)</text:h>
      <text:p text:style-name="P5"><text:span text:style-name="Source_20_Text">- Z_𝓜EST → entanglement path integral functional</text:span></text:p>
      <text:p text:style-name="P5"><text:span text:style-name="Source_20_Text">- Φ₀ → entangled boundary injection field</text:span></text:p>
      <text:p text:style-name="P5"><text:span text:style-name="Source_20_Text">- 𝒪_ent → observable operators in entangled basis</text:span></text:p>
      <text:p text:style-name="P5"><text:span text:style-name="Source_20_Text">- S_𝓔 → coherence entropy of a substrate region</text:span></text:p>
      <text:p text:style-name="P5"><text:span text:style-name="Source_20_Text">- 𝓔(𝒜_sub) → recoverable interior from boundary linkage</text:span></text:p>
      <text:p text:style-name="P2"/>
      <text:h text:style-name="P3" text:outline-level="2">Module 6: Dark Sector, Coherence Shadows, and MEST Dark Matter</text:h>
      <text:h text:style-name="P4" text:outline-level="3">6.1 Shadow Coherence Field (Generalized Dark Matter Field)</text:h>
      <text:p text:style-name="Text_20_body"><text:span text:style-name="Strong_20_Emphasis">Conceptual Anchor:</text:span></text:p>
      <text:p text:style-name="P5"><text:span text:style-name="Source_20_Text">ρ_dark ≈ latent coherence trapped in non-observable entanglement manifolds</text:span></text:p>
      <text:p text:style-name="Text_20_body"><text:span text:style-name="Strong_20_Emphasis">MEST Translation:</text:span></text:p>
      <text:p text:style-name="P5"><text:span text:style-name="Source_20_Text">ρ_dark := ∫_𝒮 (1 - ℰ_visible / ℰ_total) dV</text:span></text:p>
      <text:p text:style-name="Text_20_body"><text:span text:style-name="Strong_20_Emphasis">Interpretation:</text:span><text:line-break/>Dark matter emerges as <text:span text:style-name="Strong_20_Emphasis">mutual entanglement that does not intersect the observable coherence frame</text:span>—mass-energy that exerts gravitational influence but remains informationally inaccessible.</text:p>
      <text:p text:style-name="P2"/>
      <text:h text:style-name="P4" text:outline-level="3"><text:soft-page-break/>6.2 Collapse Gradient Anomaly (Flat Rotation Curves)</text:h>
      <text:p text:style-name="Text_20_body"><text:span text:style-name="Strong_20_Emphasis">Standard Form:</text:span></text:p>
      <text:p text:style-name="P5"><text:span text:style-name="Source_20_Text">V(r) ≈ constant (observed)</text:span></text:p>
      <text:p text:style-name="Text_20_body"><text:span text:style-name="Strong_20_Emphasis">MEST Explanation:</text:span></text:p>
      <text:p text:style-name="P5"><text:span text:style-name="Source_20_Text">D_eff(r) flattens due to coherent reinforcement from shadow entanglement shells</text:span></text:p>
      <text:p text:style-name="Text_20_body"><text:span text:style-name="Strong_20_Emphasis">Interpretation:</text:span><text:line-break/>Galactic rotation curves remain flat because <text:span text:style-name="Strong_20_Emphasis">shadow coherence structures stabilize entanglement gradients</text:span>, maintaining effective inertia beyond classical mass distribution.</text:p>
      <text:p text:style-name="P2"/>
      <text:h text:style-name="P4" text:outline-level="3">6.3 Nonlocal Lensing Artifact</text:h>
      <text:p text:style-name="Text_20_body"><text:span text:style-name="Strong_20_Emphasis">Phenomenon:</text:span></text:p>
      <text:p text:style-name="P5"><text:span text:style-name="Source_20_Text">Gravitational lensing exceeds visible mass explanation</text:span></text:p>
      <text:p text:style-name="Text_20_body"><text:span text:style-name="Strong_20_Emphasis">MEST Explanation:</text:span></text:p>
      <text:p text:style-name="P5"><text:span text:style-name="Source_20_Text">Lensing curvature = f(global coherence architecture) + f(local collapse density)</text:span></text:p>
      <text:p text:style-name="Text_20_body"><text:span text:style-name="Strong_20_Emphasis">Interpretation:</text:span><text:line-break/>What we see as gravitational lensing anomalies are <text:span text:style-name="Strong_20_Emphasis">geometric echoes of large-scale entanglement topologies</text:span>, not unobserved baryonic matter.</text:p>
      <text:p text:style-name="P2"/>
      <text:h text:style-name="P4" text:outline-level="3">Symbol Cloud Anchors (Module 6)</text:h>
      <text:p text:style-name="P5"><text:span text:style-name="Source_20_Text">- ρ_dark → latent mutual coherence outside observer-constrained light cones</text:span></text:p>
      <text:p text:style-name="P5"><text:span text:style-name="Source_20_Text">- D_eff(r) → reinforced by shadow coherence layers</text:span></text:p>
      <text:p text:style-name="P5"><text:span text:style-name="Source_20_Text">- Shadow Entanglement Shells → non-intersecting coherence strata</text:span></text:p>
      <text:p text:style-name="P5"><text:span text:style-name="Source_20_Text">- Coherence Lensing → lensing from topology, not just mass</text:span></text:p>
      <text:p text:style-name="P2"/>
      <text:h text:style-name="P3" text:outline-level="2">Module 7: Time Symmetry, Reversibility, and Substrate Hysteresis</text:h>
      <text:h text:style-name="P4" text:outline-level="3">7.1 Time-Reversal Symmetry in Standard Physics</text:h>
      <text:p text:style-name="Text_20_body"><text:span text:style-name="Strong_20_Emphasis">Standard Form:</text:span></text:p>
      <text:p text:style-name="P5"><text:span text:style-name="Source_20_Text">T-symmetry: H(t) = H(−t) in isolated systems</text:span></text:p>
      <text:p text:style-name="Text_20_body"><text:span text:style-name="Strong_20_Emphasis">MEST Translation:</text:span></text:p>
      <text:p text:style-name="P5"><text:span text:style-name="Source_20_Text">ℋ_sub(t) = ℋ_sub(−t) ↔ reversible coherence path with no substrate hysteresis</text:span></text:p>
      <text:p text:style-name="Text_20_body"><text:soft-page-break/><text:span text:style-name="Strong_20_Emphasis">Interpretation:</text:span><text:line-break/>Time-reversibility in MEST requires <text:span text:style-name="Strong_20_Emphasis">no net coherence loss</text:span> across a process. Substrate hysteresis—irreversible decoherence—breaks this symmetry.</text:p>
      <text:p text:style-name="P2"/>
      <text:h text:style-name="P4" text:outline-level="3">7.2 Entanglement Hysteresis (Irreversibility)</text:h>
      <text:p text:style-name="Text_20_body"><text:span text:style-name="Strong_20_Emphasis">MEST Formulation:</text:span></text:p>
      <text:p text:style-name="P5"><text:span text:style-name="Source_20_Text">ℋ_sub(t ≠ −t) ⇔ δℰ/δt &gt; 0 (substrate coherence decay)</text:span></text:p>
      <text:p text:style-name="Text_20_body"><text:span text:style-name="Strong_20_Emphasis">Interpretation:</text:span><text:line-break/>Arrow of time is <text:span text:style-name="Strong_20_Emphasis">not fundamental</text:span>, but <text:span text:style-name="Strong_20_Emphasis">emergent from information flow gradients</text:span>—loss of coherence across successive substrate interactions.</text:p>
      <text:p text:style-name="P2"/>
      <text:h text:style-name="P4" text:outline-level="3">7.3 Temporal Coherence Asymmetry (Cosmological Time Arrow)</text:h>
      <text:p text:style-name="Text_20_body"><text:span text:style-name="Strong_20_Emphasis">MEST Insight:</text:span></text:p>
      <text:p text:style-name="P5"><text:span text:style-name="Source_20_Text">Temporal expansion = forward bias in global substrate coherence collapse</text:span></text:p>
      <text:p text:style-name="Text_20_body"><text:span text:style-name="Strong_20_Emphasis">Interpretation:</text:span><text:line-break/>Time moves “forward” because <text:span text:style-name="Strong_20_Emphasis">entanglement loss is directionally biased</text:span> at cosmological scale—akin to thermal entropy, but substrate-rooted.</text:p>
      <text:p text:style-name="P2"/>
      <text:h text:style-name="P4" text:outline-level="3">Symbol Cloud Anchors (Module 7)</text:h>
      <text:p text:style-name="P5"><text:span text:style-name="Source_20_Text">- ℋ_sub(t) → time-symmetric substrate Hamiltonian</text:span></text:p>
      <text:p text:style-name="P5"><text:span text:style-name="Source_20_Text">- δℰ/δt → rate of coherence loss (arrow of time driver)</text:span></text:p>
      <text:p text:style-name="P5"><text:span text:style-name="Source_20_Text">- Substrate Hysteresis → irreversible coherence collapse</text:span></text:p>
      <text:p text:style-name="P5"><text:span text:style-name="Source_20_Text">- Temporal Expansion → directional entanglement degradation bias</text:span></text:p>
      <text:p text:style-name="P2"/>
      <text:h text:style-name="P3" text:outline-level="2">Module 8: Measurement, Decoherence, and Observer Binding</text:h>
      <text:h text:style-name="P4" text:outline-level="3">8.1 Measurement Collapse in Quantum Theory</text:h>
      <text:p text:style-name="Text_20_body"><text:span text:style-name="Strong_20_Emphasis">Standard Form:</text:span></text:p>
      <text:p text:style-name="P5"><text:span text:style-name="Source_20_Text">ψ → |x⟩ with probability |⟨x|ψ⟩|²</text:span></text:p>
      <text:p text:style-name="Text_20_body"><text:span text:style-name="Strong_20_Emphasis">MEST Translation:</text:span></text:p>
      <text:p text:style-name="P5"><text:span text:style-name="Source_20_Text">Ψ_sub → Φ_bound via mutual entanglement collapse with observer substrate</text:span></text:p>
      <text:p text:style-name="Text_20_body"><text:span text:style-name="Strong_20_Emphasis">Interpretation:</text:span><text:line-break/>Measurement is modeled as <text:span text:style-name="Strong_20_Emphasis">localized coherence binding</text:span> between the system and an observer's entangled frame—irreversibly encoding mutual information.</text:p>
      <text:p text:style-name="P2"/>
      <text:h text:style-name="P4" text:outline-level="3"><text:soft-page-break/>8.2 Observer-Dependent Decoherence</text:h>
      <text:p text:style-name="Text_20_body"><text:span text:style-name="Strong_20_Emphasis">MEST Principle:</text:span></text:p>
      <text:p text:style-name="P5"><text:span text:style-name="Source_20_Text">Decoherence rate ∝ substrate mismatch between observer and system</text:span></text:p>
      <text:p text:style-name="Text_20_body"><text:span text:style-name="Strong_20_Emphasis">Interpretation:</text:span><text:line-break/>The rate of decoherence is contingent on the <text:span text:style-name="Strong_20_Emphasis">coherence compatibility</text:span> between observer and observed—measurement isn't universal but <text:span text:style-name="Strong_20_Emphasis">contextually entangled</text:span>.</text:p>
      <text:p text:style-name="P2"/>
      <text:h text:style-name="P4" text:outline-level="3">8.3 Observer Binding Horizon (Semantic Event Horizon)</text:h>
      <text:p text:style-name="Text_20_body"><text:span text:style-name="Strong_20_Emphasis">MEST Construct:</text:span></text:p>
      <text:p text:style-name="P5"><text:span text:style-name="Source_20_Text">H_bind = boundary of irreversible substrate overlap between observer and quantum frame</text:span></text:p>
      <text:p text:style-name="Text_20_body"><text:span text:style-name="Strong_20_Emphasis">Interpretation:</text:span><text:line-break/>An observer binding horizon marks the <text:span text:style-name="Strong_20_Emphasis">informational point of no return</text:span>, where coherence has been sufficiently collapsed to imprint subjective reality.</text:p>
      <text:p text:style-name="P2"/>
      <text:h text:style-name="P4" text:outline-level="3">Symbol Cloud Anchors (Module 8)</text:h>
      <text:p text:style-name="P5"><text:span text:style-name="Source_20_Text">- Φ_bound → coherence-fixed observer-substrate projection</text:span></text:p>
      <text:p text:style-name="P5"><text:span text:style-name="Source_20_Text">- Ψ_sub → system-wide quantum substrate wavefunction</text:span></text:p>
      <text:p text:style-name="P5"><text:span text:style-name="Source_20_Text">- H_bind → irreversible entanglement overlap zone</text:span></text:p>
      <text:p text:style-name="P5"><text:span text:style-name="Source_20_Text">- Contextual Decoherence → measurement as local coherence negotiation</text:span></text:p>
      <text:p text:style-name="P2"/>
      <text:h text:style-name="P3" text:outline-level="2">Module 9: Emergent Laws, Substrate Constraints, and Entropic Boundary Conditions</text:h>
      <text:h text:style-name="P4" text:outline-level="3">9.1 Law Emergence from Entanglement Topologies</text:h>
      <text:p text:style-name="Text_20_body"><text:span text:style-name="Strong_20_Emphasis">MEST Formulation:</text:span></text:p>
      <text:p text:style-name="P5"><text:span text:style-name="Source_20_Text">L_physics ≈ invariant constraints of high-coherence substrate geometry</text:span></text:p>
      <text:p text:style-name="Text_20_body"><text:span text:style-name="Strong_20_Emphasis">Interpretation:</text:span><text:line-break/>Physical laws are <text:span text:style-name="Strong_20_Emphasis">not fundamental axioms</text:span>, but <text:span text:style-name="Strong_20_Emphasis">emergent regularities</text:span> resulting from stable regions of mutual entanglement that maintain structural consistency.</text:p>
      <text:p text:style-name="P2"/>
      <text:h text:style-name="P4" text:outline-level="3">9.2 Substrate Constraint Surfaces</text:h>
      <text:p text:style-name="Text_20_body"><text:span text:style-name="Strong_20_Emphasis">MEST Construct:</text:span></text:p>
      <text:p text:style-name="P5"><text:span text:style-name="Source_20_Text">Σ_constrain := manifold where δ²ℰ = 0</text:span></text:p>
      <text:p text:style-name="Text_20_body"><text:soft-page-break/><text:span text:style-name="Strong_20_Emphasis">Interpretation:</text:span><text:line-break/>Constraint surfaces are regions in substrate-space where <text:span text:style-name="Strong_20_Emphasis">second-order coherence variation vanishes</text:span>, forming the <text:span text:style-name="Strong_20_Emphasis">boundaries of permissible physical configurations</text:span>.</text:p>
      <text:p text:style-name="P2"/>
      <text:h text:style-name="P4" text:outline-level="3">9.3 Entropic Boundary Transitions</text:h>
      <text:p text:style-name="Text_20_body"><text:span text:style-name="Strong_20_Emphasis">MEST Principle:</text:span></text:p>
      <text:p text:style-name="P5"><text:span text:style-name="Source_20_Text">S_transition = Δℰ_boundary / T_sub</text:span></text:p>
      <text:p text:style-name="Text_20_body"><text:span text:style-name="Strong_20_Emphasis">Interpretation:</text:span><text:line-break/>Boundary conditions encode entropic transitions between domains of different substrate phase coherence. These transitions mimic <text:span text:style-name="Strong_20_Emphasis">phase shifts or symmetry breakings</text:span> in conventional field theory.</text:p>
      <text:p text:style-name="P2"/>
      <text:h text:style-name="P4" text:outline-level="3">Symbol Cloud Anchors (Module 9)</text:h>
      <text:p text:style-name="P5"><text:span text:style-name="Source_20_Text">- L_physics → emergent regularities from substrate coherence topology</text:span></text:p>
      <text:p text:style-name="P5"><text:span text:style-name="Source_20_Text">- Σ_constrain → stable submanifolds of coherence space</text:span></text:p>
      <text:p text:style-name="P5"><text:span text:style-name="Source_20_Text">- S_transition → entropy across mutual entanglement phase boundaries</text:span></text:p>
      <text:p text:style-name="P5"><text:span text:style-name="Source_20_Text">- T_sub → substrate coherence temperature equivalent</text:span></text:p>
      <text:p text:style-name="P2"/>
      <text:h text:style-name="P3" text:outline-level="2">Module 10: Classical Physics and Substrate Continuity Dynamics</text:h>
      <text:h text:style-name="P4" text:outline-level="3">10.1 Newton’s Second Law</text:h>
      <text:p text:style-name="Text_20_body"><text:span text:style-name="Strong_20_Emphasis">Standard Form:</text:span></text:p>
      <text:p text:style-name="P5"><text:span text:style-name="Source_20_Text">F = ma</text:span></text:p>
      <text:p text:style-name="Text_20_body"><text:span text:style-name="Strong_20_Emphasis">MEST Translation:</text:span></text:p>
      <text:p text:style-name="P5"><text:span text:style-name="Source_20_Text">𝔉 = ∂𝔓/∂t = ∂(m_eff ⋅ v_coh)/∂t</text:span></text:p>
      <text:p text:style-name="P5"/>
      <text:p text:style-name="P5"><text:span text:style-name="Source_20_Text">Where:</text:span></text:p>
      <text:p text:style-name="P5"><text:span text:style-name="Source_20_Text">- 𝔉 := coherence-aligned force vector</text:span></text:p>
      <text:p text:style-name="P5"><text:span text:style-name="Source_20_Text">- m_eff := effective coherence resistance (substrate inertia)</text:span></text:p>
      <text:p text:style-name="P5"><text:span text:style-name="Source_20_Text">- v_coh := velocity in substrate-resolved frame</text:span></text:p>
      <text:p text:style-name="Text_20_body"><text:span text:style-name="Strong_20_Emphasis">Interpretation:</text:span><text:line-break/>Force arises as the <text:span text:style-name="Strong_20_Emphasis">temporal gradient of coherent momentum</text:span> in the substrate. Mass reflects <text:span text:style-name="Strong_20_Emphasis">resistance to coherence transition</text:span>, not inherent “stuff.”</text:p>
      <text:p text:style-name="P2"/>
      <text:h text:style-name="P4" text:outline-level="3"><text:soft-page-break/>10.2 Classical Wave Equation</text:h>
      <text:p text:style-name="Text_20_body"><text:span text:style-name="Strong_20_Emphasis">Standard Form:</text:span></text:p>
      <text:p text:style-name="P5"><text:span text:style-name="Source_20_Text">∂²ψ/∂t² = v² ∇²ψ</text:span></text:p>
      <text:p text:style-name="Text_20_body"><text:span text:style-name="Strong_20_Emphasis">MEST Translation:</text:span></text:p>
      <text:p text:style-name="P5"><text:span text:style-name="Source_20_Text">∂²Ψ_sub/∂t² = v² ∇²Ψ_sub</text:span></text:p>
      <text:p text:style-name="Text_20_body"><text:span text:style-name="Strong_20_Emphasis">Interpretation:</text:span><text:line-break/>Classical wave dynamics are viewed as <text:span text:style-name="Strong_20_Emphasis">oscillations of coherent substrate amplitudes</text:span>, where energy propagation = <text:span text:style-name="Strong_20_Emphasis">entanglement ripple</text:span> through mutual frames.</text:p>
      <text:p text:style-name="P2"/>
      <text:h text:style-name="P4" text:outline-level="3">10.3 Maxwell’s Equations (in vacuum)</text:h>
      <text:p text:style-name="Text_20_body"><text:span text:style-name="Strong_20_Emphasis">Standard Form:</text:span></text:p>
      <text:p text:style-name="P5"><text:span text:style-name="Source_20_Text">∇⋅E = 0</text:span></text:p>
      <text:p text:style-name="P5"><text:span text:style-name="Source_20_Text">∇⋅B = 0</text:span></text:p>
      <text:p text:style-name="P5"><text:span text:style-name="Source_20_Text">∇×E = -∂B/∂t</text:span></text:p>
      <text:p text:style-name="P5"><text:span text:style-name="Source_20_Text">∇×B = μ₀ε₀ ∂E/∂t</text:span></text:p>
      <text:p text:style-name="Text_20_body"><text:span text:style-name="Strong_20_Emphasis">MEST Translation:</text:span></text:p>
      <text:p text:style-name="P5"><text:span text:style-name="Source_20_Text">∇⋅ℰ = 0</text:span></text:p>
      <text:p text:style-name="P5"><text:span text:style-name="Source_20_Text">∇⋅ℬ = 0</text:span></text:p>
      <text:p text:style-name="P5"><text:span text:style-name="Source_20_Text">∇×ℰ = -∂ℬ/∂t</text:span></text:p>
      <text:p text:style-name="P5"><text:span text:style-name="Source_20_Text">∇×ℬ = μ₀ε₀ ∂ℰ/∂t</text:span></text:p>
      <text:p text:style-name="Text_20_body"><text:span text:style-name="Strong_20_Emphasis">Interpretation:</text:span><text:line-break/>Electric and magnetic fields are <text:span text:style-name="Strong_20_Emphasis">substrate phase orientations</text:span>, where curl and divergence describe <text:span text:style-name="Strong_20_Emphasis">entanglement directional imbalances</text:span> and wave-encoded coherence flips.</text:p>
      <text:p text:style-name="P2"/>
      <text:h text:style-name="P4" text:outline-level="3">10.4 Ideal Gas Law</text:h>
      <text:p text:style-name="Text_20_body"><text:span text:style-name="Strong_20_Emphasis">Standard Form:</text:span></text:p>
      <text:p text:style-name="P5"><text:span text:style-name="Source_20_Text">PV = nRT</text:span></text:p>
      <text:p text:style-name="Text_20_body"><text:span text:style-name="Strong_20_Emphasis">MEST Translation:</text:span></text:p>
      <text:p text:style-name="P5"><text:span text:style-name="Source_20_Text">𝒫 ⋅ 𝒱 = n ℛ_sub ⋅ T_coh</text:span></text:p>
      <text:p text:style-name="P5"/>
      <text:p text:style-name="P5"><text:span text:style-name="Source_20_Text">Where:</text:span></text:p>
      <text:p text:style-name="P5"><text:span text:style-name="Source_20_Text">- ℛ_sub := substrate-specific coherence gas constant</text:span></text:p>
      <text:p text:style-name="P5"><text:span text:style-name="Source_20_Text">- T_coh := coherence excitation temperature</text:span></text:p>
      <text:p text:style-name="Text_20_body"><text:soft-page-break/><text:span text:style-name="Strong_20_Emphasis">Interpretation:</text:span><text:line-break/>Pressure and volume encode <text:span text:style-name="Strong_20_Emphasis">coherence fluctuation density</text:span>, and the substrate-specific ℛ_sub modulates how coherence distributes over emergent state manifolds.</text:p>
      <text:p text:style-name="P2"/>
      <text:h text:style-name="P4" text:outline-level="3">Symbol Cloud Anchors (Module 10)</text:h>
      <text:p text:style-name="P5"><text:span text:style-name="Source_20_Text">- 𝔉 → gradient of coherent momentum</text:span></text:p>
      <text:p text:style-name="P5"><text:span text:style-name="Source_20_Text">- m_eff → resistance to coherence modulation</text:span></text:p>
      <text:p text:style-name="P5"><text:span text:style-name="Source_20_Text">- Ψ_sub → classical field as substrate excitation</text:span></text:p>
      <text:p text:style-name="P5"><text:span text:style-name="Source_20_Text">- ℰ, ℬ → electric/magnetic coherence phase vectors</text:span></text:p>
      <text:p text:style-name="P5"><text:span text:style-name="Source_20_Text">- T_coh → coherence temperature of distributed excitation</text:span></text:p>
      <text:p text:style-name="P2"/>
      <text:h text:style-name="P3" text:outline-level="2">Module 11: Computational Irreducibility, Simulation Limits, and Substrate Encoding Theory</text:h>
      <text:h text:style-name="P4" text:outline-level="3">11.1 Irreducibility Threshold</text:h>
      <text:p text:style-name="Text_20_body"><text:span text:style-name="Strong_20_Emphasis">MEST Statement:</text:span></text:p>
      <text:p text:style-name="P5"><text:span text:style-name="Source_20_Text">K(Φ_sub) &gt; ℓ_min ⇒ Φ_sub is irreducible</text:span></text:p>
      <text:p text:style-name="Text_20_body"><text:span text:style-name="Strong_20_Emphasis">Interpretation:</text:span><text:line-break/>If the Kolmogorov complexity of a substrate state exceeds a threshold, it cannot be simulated or predicted without full stepwise expansion—<text:span text:style-name="Strong_20_Emphasis">true computational irreducibility</text:span>.</text:p>
      <text:p text:style-name="P2"/>
      <text:h text:style-name="P4" text:outline-level="3">11.2 Simulation Cost of Decoherence</text:h>
      <text:p text:style-name="Text_20_body"><text:span text:style-name="Strong_20_Emphasis">MEST Statement:</text:span></text:p>
      <text:p text:style-name="P5"><text:span text:style-name="Source_20_Text">C(MEST_sim) ∝ ΔS_sub / Δt_coh</text:span></text:p>
      <text:p text:style-name="Text_20_body"><text:span text:style-name="Strong_20_Emphasis">Interpretation:</text:span><text:line-break/>The <text:span text:style-name="Strong_20_Emphasis">computational energy or complexity cost</text:span> of simulating substrate behavior scales with the <text:span text:style-name="Strong_20_Emphasis">rate of coherence degradation</text:span>.</text:p>
      <text:p text:style-name="P2"/>
      <text:h text:style-name="P4" text:outline-level="3">11.3 Encoding Capacity of a Substrate Frame</text:h>
      <text:p text:style-name="Text_20_body"><text:span text:style-name="Strong_20_Emphasis">MEST Limit:</text:span></text:p>
      <text:p text:style-name="P5"><text:span text:style-name="Source_20_Text">I_max ∝ log₂(Ω_ℰ) - δ_noise</text:span></text:p>
      <text:p text:style-name="Text_20_body"><text:span text:style-name="Strong_20_Emphasis">Interpretation:</text:span><text:line-break/>A frame’s ability to store information is bounded by its entanglement spectrum’s size (Ω_ℰ) minus substrate decoherence noise.</text:p>
      <text:p text:style-name="P2"/>
      <text:h text:style-name="P4" text:outline-level="3"><text:soft-page-break/>11.4 Substrate Causal Resolution Constraint</text:h>
      <text:p text:style-name="Text_20_body"><text:span text:style-name="Strong_20_Emphasis">MEST Principle:</text:span></text:p>
      <text:p text:style-name="P5"><text:span text:style-name="Source_20_Text">R_causal ≥ λ_entropy / Δℰ_res</text:span></text:p>
      <text:p text:style-name="Text_20_body"><text:span text:style-name="Strong_20_Emphasis">Interpretation:</text:span><text:line-break/>The smallest scale at which causality can be defined depends on how <text:span text:style-name="Strong_20_Emphasis">entropy flows interact with local coherence gradients</text:span>—setting a resolution floor.</text:p>
      <text:p text:style-name="P2"/>
      <text:h text:style-name="P4" text:outline-level="3">Symbol Cloud Anchors (Module 11)</text:h>
      <text:p text:style-name="P5"><text:span text:style-name="Source_20_Text">- K(Φ_sub) → Kolmogorov complexity of substrate field</text:span></text:p>
      <text:p text:style-name="P5"><text:span text:style-name="Source_20_Text">- C(MEST_sim) → simulation cost in coherence-space</text:span></text:p>
      <text:p text:style-name="P5"><text:span text:style-name="Source_20_Text">- Ω_ℰ → entanglement configuration space cardinality</text:span></text:p>
      <text:p text:style-name="P5"><text:span text:style-name="Source_20_Text">- R_causal → minimum substrate-resolvable causal frame</text:span></text:p>
      <text:p text:style-name="P5"><text:span text:style-name="Source_20_Text">- Δt_coh → temporal coherence gradient</text:span></text:p>
      <text:p text:style-name="P2"/>
      <text:h text:style-name="P3" text:outline-level="2">Module 12: Lagrangian–Hamiltonian Translation and Action Symmetry in MEST</text:h>
      <text:h text:style-name="P4" text:outline-level="3">12.1 Lagrangian Dynamics</text:h>
      <text:p text:style-name="Text_20_body"><text:span text:style-name="Strong_20_Emphasis">Standard Form:</text:span></text:p>
      <text:p text:style-name="P5"><text:span text:style-name="Source_20_Text">L = T - V</text:span></text:p>
      <text:p text:style-name="Text_20_body"><text:span text:style-name="Strong_20_Emphasis">MEST Translation:</text:span></text:p>
      <text:p text:style-name="P5"><text:span text:style-name="Source_20_Text">𝓛_sub := ℰ_flow - ℰ_potential</text:span></text:p>
      <text:p text:style-name="Text_20_body"><text:span text:style-name="Strong_20_Emphasis">Interpretation:</text:span><text:line-break/>The Lagrangian in MEST measures the <text:span text:style-name="Strong_20_Emphasis">net coherence flux</text:span>—the difference between flow (kinetic entanglement reorganization) and potential (stored collapse bias).</text:p>
      <text:p text:style-name="P2"/>
      <text:h text:style-name="P4" text:outline-level="3">12.2 Euler–Lagrange Equation</text:h>
      <text:p text:style-name="Text_20_body"><text:span text:style-name="Strong_20_Emphasis">Standard Form:</text:span></text:p>
      <text:p text:style-name="P5"><text:span text:style-name="Source_20_Text">∂L/∂q - d/dt(∂L/∂q̇) = 0</text:span></text:p>
      <text:p text:style-name="Text_20_body"><text:span text:style-name="Strong_20_Emphasis">MEST Translation:</text:span></text:p>
      <text:p text:style-name="P5"><text:span text:style-name="Source_20_Text">∂𝓛_sub/∂φ - d/dt(∂𝓛_sub/∂φ̇) = 0</text:span></text:p>
      <text:p text:style-name="Text_20_body"><text:span text:style-name="Strong_20_Emphasis">Interpretation:</text:span><text:line-break/>Entanglement field evolution follows <text:span text:style-name="Strong_20_Emphasis">extremal coherence reconfiguration</text:span>, minimizing substrate tension across path histories.</text:p>
      <text:p text:style-name="P2"><text:soft-page-break/></text:p>
      <text:h text:style-name="P4" text:outline-level="3">12.3 Hamiltonian Dynamics</text:h>
      <text:p text:style-name="Text_20_body"><text:span text:style-name="Strong_20_Emphasis">Standard Form:</text:span></text:p>
      <text:p text:style-name="P5"><text:span text:style-name="Source_20_Text">H = Σ pᵢq̇ᵢ - L</text:span></text:p>
      <text:p text:style-name="Text_20_body"><text:span text:style-name="Strong_20_Emphasis">MEST Translation:</text:span></text:p>
      <text:p text:style-name="P5"><text:span text:style-name="Source_20_Text">ℋ_sub := Σ πᵢφ̇ᵢ - 𝓛_sub</text:span></text:p>
      <text:p text:style-name="P5"/>
      <text:p text:style-name="P5"><text:span text:style-name="Source_20_Text">Where:</text:span></text:p>
      <text:p text:style-name="P5"><text:span text:style-name="Source_20_Text">- πᵢ := conjugate coherence momentum (∂𝓛_sub/∂φ̇ᵢ)</text:span></text:p>
      <text:p text:style-name="Text_20_body"><text:span text:style-name="Strong_20_Emphasis">Interpretation:</text:span><text:line-break/>The Hamiltonian encodes <text:span text:style-name="Strong_20_Emphasis">total coherence energy</text:span> across dynamically coupled entangled degrees of freedom.</text:p>
      <text:p text:style-name="P2"/>
      <text:h text:style-name="P4" text:outline-level="3">12.4 Principle of Least Action</text:h>
      <text:p text:style-name="Text_20_body"><text:span text:style-name="Strong_20_Emphasis">Standard Form:</text:span></text:p>
      <text:p text:style-name="P5"><text:span text:style-name="Source_20_Text">δS = 0, where S = ∫ L dt</text:span></text:p>
      <text:p text:style-name="Text_20_body"><text:span text:style-name="Strong_20_Emphasis">MEST Translation:</text:span></text:p>
      <text:p text:style-name="P5"><text:span text:style-name="Source_20_Text">δ𝒮_sub = 0, where 𝒮_sub := ∫ 𝓛_sub dt</text:span></text:p>
      <text:p text:style-name="Text_20_body"><text:span text:style-name="Strong_20_Emphasis">Interpretation:</text:span><text:line-break/>The universe evolves through paths that <text:span text:style-name="Strong_20_Emphasis">minimize cumulative substrate tension</text:span>—the action becomes a coherence efficiency integral.</text:p>
      <text:p text:style-name="P2"/>
      <text:h text:style-name="P4" text:outline-level="3">Symbol Cloud Anchors (Module 12)</text:h>
      <text:p text:style-name="P5"><text:span text:style-name="Source_20_Text">- 𝓛_sub → coherence-based Lagrangian</text:span></text:p>
      <text:p text:style-name="P5"><text:span text:style-name="Source_20_Text">- ℋ_sub → coherence Hamiltonian (total substrate flux)</text:span></text:p>
      <text:p text:style-name="P5"><text:span text:style-name="Source_20_Text">- πᵢ → conjugate coherence momentum</text:span></text:p>
      <text:p text:style-name="P5"><text:span text:style-name="Source_20_Text">- 𝒮_sub → cumulative substrate action</text:span></text:p>
      <text:p text:style-name="P5"><text:span text:style-name="Source_20_Text">- δ𝒮_sub = 0 → extremal coherence path evolution</text:span></text:p>
      <text:p text:style-name="P2"/>
      <text:h text:style-name="P3" text:outline-level="2">Module 13: Fluid Dynamics, Navier–Stokes, and Substrate Flow Analogues</text:h>
      <text:h text:style-name="P4" text:outline-level="3">13.1 Continuity Equation</text:h>
      <text:p text:style-name="Text_20_body"><text:span text:style-name="Strong_20_Emphasis">Standard Form:</text:span></text:p>
      <text:p text:style-name="P5"><text:soft-page-break/><text:span text:style-name="Source_20_Text">∂ρ/∂t + ∇⋅(ρv) = 0</text:span></text:p>
      <text:p text:style-name="Text_20_body"><text:span text:style-name="Strong_20_Emphasis">MEST Translation:</text:span></text:p>
      <text:p text:style-name="P5"><text:span text:style-name="Source_20_Text">∂ρ_ℰ/∂t + ∇⋅(ρ_ℰ ⋅ v_coh) = 0</text:span></text:p>
      <text:p text:style-name="Text_20_body"><text:span text:style-name="Strong_20_Emphasis">Interpretation:</text:span><text:line-break/>Substrate coherence is <text:span text:style-name="Strong_20_Emphasis">conserved locally</text:span> unless decoherence or binding events occur. This equation governs <text:span text:style-name="Strong_20_Emphasis">flow of mutual entanglement density</text:span>.</text:p>
      <text:p text:style-name="P2"/>
      <text:h text:style-name="P4" text:outline-level="3">13.2 Navier–Stokes Equation (Simplified Incompressible Form)</text:h>
      <text:p text:style-name="Text_20_body"><text:span text:style-name="Strong_20_Emphasis">Standard Form:</text:span></text:p>
      <text:p text:style-name="P5"><text:span text:style-name="Source_20_Text">ρ(∂v/∂t + v⋅∇v) = −∇p + μ∇²v</text:span></text:p>
      <text:p text:style-name="Text_20_body"><text:span text:style-name="Strong_20_Emphasis">MEST Translation:</text:span></text:p>
      <text:p text:style-name="P5"><text:span text:style-name="Source_20_Text">ρ_ℰ(∂v_coh/∂t + v_coh⋅∇v_coh) = −∇P_ℰ + μ_ℰ ∇²v_coh</text:span></text:p>
      <text:p text:style-name="Text_20_body"><text:span text:style-name="Strong_20_Emphasis">Interpretation:</text:span><text:line-break/>Coherence gradients behave as <text:span text:style-name="Strong_20_Emphasis">viscous fluid flows</text:span>, where pressure is a <text:span text:style-name="Strong_20_Emphasis">compression of mutual entanglement</text:span>, and viscosity reflects <text:span text:style-name="Strong_20_Emphasis">substrate entanglement drag</text:span>.</text:p>
      <text:p text:style-name="P2"/>
      <text:h text:style-name="P4" text:outline-level="3">13.3 Substrate Vorticity and Circulation</text:h>
      <text:p text:style-name="Text_20_body"><text:span text:style-name="Strong_20_Emphasis">Standard Form:</text:span></text:p>
      <text:p text:style-name="P5"><text:span text:style-name="Source_20_Text">ω = ∇×v</text:span></text:p>
      <text:p text:style-name="Text_20_body"><text:span text:style-name="Strong_20_Emphasis">MEST Translation:</text:span></text:p>
      <text:p text:style-name="P5"><text:span text:style-name="Source_20_Text">ω_ℰ = ∇×v_coh</text:span></text:p>
      <text:p text:style-name="Text_20_body"><text:span text:style-name="Strong_20_Emphasis">Interpretation:</text:span><text:line-break/>Substrate vorticity marks <text:span text:style-name="Strong_20_Emphasis">rotational coherence patterns</text:span>—regions where entanglement gradients loop in space and time.</text:p>
      <text:p text:style-name="P2"/>
      <text:h text:style-name="P4" text:outline-level="3">Symbol Cloud Anchors (Module 13)</text:h>
      <text:p text:style-name="P5"><text:span text:style-name="Source_20_Text">- ρ_ℰ → substrate coherence density</text:span></text:p>
      <text:p text:style-name="P5"><text:span text:style-name="Source_20_Text">- v_coh → coherence flow velocity</text:span></text:p>
      <text:p text:style-name="P5"><text:span text:style-name="Source_20_Text">- P_ℰ → coherence pressure field</text:span></text:p>
      <text:p text:style-name="P5"><text:span text:style-name="Source_20_Text">- μ_ℰ → entanglement viscosity coefficient</text:span></text:p>
      <text:p text:style-name="P5"><text:span text:style-name="Source_20_Text">- ω_ℰ → rotational coherence (substrate vorticity)</text:span></text:p>
      <text:p text:style-name="P2"/>
      <text:h text:style-name="P3" text:outline-level="2"><text:soft-page-break/>Module 14: Field Quantization, Commutation, and Coherence Algebra</text:h>
      <text:h text:style-name="P4" text:outline-level="3">14.1 Canonical Commutation Relation</text:h>
      <text:p text:style-name="Text_20_body"><text:span text:style-name="Strong_20_Emphasis">Standard Form:</text:span></text:p>
      <text:p text:style-name="P5"><text:span text:style-name="Source_20_Text">[ϕ(x), π(y)] = iħ δ³(x − y)</text:span></text:p>
      <text:p text:style-name="Text_20_body"><text:span text:style-name="Strong_20_Emphasis">MEST Translation:</text:span></text:p>
      <text:p text:style-name="P5"><text:span text:style-name="Source_20_Text">[Φ̂_sub(x), Π̂_sub(y)] = iℏ δ³(x − y)</text:span></text:p>
      <text:p text:style-name="Text_20_body"><text:span text:style-name="Strong_20_Emphasis">Interpretation:</text:span><text:line-break/>Entangled fields in the substrate obey non-commutative structure <text:span text:style-name="Strong_20_Emphasis">due to coherence-binding constraints</text:span>—quantization emerges from algebraic phase locality.</text:p>
      <text:p text:style-name="P2"/>
      <text:h text:style-name="P4" text:outline-level="3">14.2 Creation and Annihilation Operators</text:h>
      <text:p text:style-name="Text_20_body"><text:span text:style-name="Strong_20_Emphasis">Standard Form:</text:span></text:p>
      <text:p text:style-name="P5"><text:span text:style-name="Source_20_Text">a†|n⟩ = √(n+1)|n+1⟩,</text:span></text:p>
      <text:p text:style-name="P5"/>
      <text:p text:style-name="P5"><text:span text:style-name="Source_20_Text">a|n⟩ = √n|n−1⟩</text:span></text:p>
      <text:p text:style-name="Text_20_body"><text:span text:style-name="Strong_20_Emphasis">MEST Translation:</text:span></text:p>
      <text:p text:style-name="P5"><text:span text:style-name="Source_20_Text">α†_ℰ |n⟩ = √(n+1) |n+1⟩,</text:span></text:p>
      <text:p text:style-name="P5"/>
      <text:p text:style-name="P5"><text:span text:style-name="Source_20_Text">α_ℰ |n⟩ = √n |n−1⟩</text:span></text:p>
      <text:p text:style-name="Text_20_body"><text:span text:style-name="Strong_20_Emphasis">Interpretation:</text:span><text:line-break/>Each operator enacts a <text:span text:style-name="Strong_20_Emphasis">coherence node activation/deactivation</text:span>—quantized excitations are <text:span text:style-name="Strong_20_Emphasis">discrete resonance packet shifts</text:span> within the substrate.</text:p>
      <text:p text:style-name="P2"/>
      <text:h text:style-name="P4" text:outline-level="3">14.3 Quantized Field Expansion</text:h>
      <text:p text:style-name="Text_20_body"><text:span text:style-name="Strong_20_Emphasis">Standard Form:</text:span></text:p>
      <text:p text:style-name="P5"><text:span text:style-name="Source_20_Text">ϕ(x,t) = ∑ [a_k e^{ikx} + a†_k e^{-ikx}]</text:span></text:p>
      <text:p text:style-name="Text_20_body"><text:span text:style-name="Strong_20_Emphasis">MEST Translation:</text:span></text:p>
      <text:p text:style-name="P5"><text:span text:style-name="Source_20_Text">Φ_sub(x,t) = ∑ [α_k ℰ_k(x) + α†_k ℰ̄_k(x)]</text:span></text:p>
      <text:p text:style-name="Text_20_body"><text:span text:style-name="Strong_20_Emphasis">Interpretation:</text:span><text:line-break/>The field is a <text:span text:style-name="Strong_20_Emphasis">superposition of coherence modes</text:span>—quantization reflects discrete topology-accessible excitation patterns.</text:p>
      <text:p text:style-name="P2"/>
      <text:h text:style-name="P4" text:outline-level="3"><text:soft-page-break/>14.4 Coherence Algebra Constraints</text:h>
      <text:p text:style-name="Text_20_body"><text:span text:style-name="Strong_20_Emphasis">MEST Constraint:</text:span></text:p>
      <text:p text:style-name="P5"><text:span text:style-name="Source_20_Text">[α_i, α†_j] = δ_ij,</text:span></text:p>
      <text:p text:style-name="P5"><text:span text:style-name="Source_20_Text">[α_i, α_j] = 0,</text:span></text:p>
      <text:p text:style-name="P5"><text:span text:style-name="Source_20_Text">[α†_i, α†_j] = 0</text:span></text:p>
      <text:p text:style-name="Text_20_body"><text:span text:style-name="Strong_20_Emphasis">Interpretation:</text:span><text:line-break/>These commutation relations reflect <text:span text:style-name="Strong_20_Emphasis">orthogonal coherence excitation channels</text:span>—entangled substrate channels obey <text:span text:style-name="Strong_20_Emphasis">minimal interference algebra</text:span>.</text:p>
      <text:p text:style-name="P2"/>
      <text:h text:style-name="P4" text:outline-level="3">Symbol Cloud Anchors (Module 14)</text:h>
      <text:p text:style-name="P5"><text:span text:style-name="Source_20_Text">- Φ̂_sub → entangled substrate field operator</text:span></text:p>
      <text:p text:style-name="P5"><text:span text:style-name="Source_20_Text">- Π̂_sub → conjugate momentum coherence operator</text:span></text:p>
      <text:p text:style-name="P5"><text:span text:style-name="Source_20_Text">- α_ℰ, α†_ℰ → coherence node annihilation/creation operators</text:span></text:p>
      <text:p text:style-name="P5"><text:span text:style-name="Source_20_Text">- ℰ_k(x) → local coherence mode basis</text:span></text:p>
      <text:p text:style-name="P2"/>
      <text:h text:style-name="P3" text:outline-level="2">Module 15: Cross-Domain Derivations and Quantum-Classical Transition via Substrate Coherence</text:h>
      <text:h text:style-name="P4" text:outline-level="3">15.1 Newtonian Force from Quantum Commutation</text:h>
      <text:p text:style-name="Text_20_body"><text:span text:style-name="Strong_20_Emphasis">Starting Point:</text:span></text:p>
      <text:p text:style-name="P5"><text:span text:style-name="Source_20_Text">[Φ̂(x), Π̂(y)] = iℏ δ³(x − y)</text:span></text:p>
      <text:p text:style-name="Text_20_body"><text:span text:style-name="Strong_20_Emphasis">Derivation:</text:span></text:p>
      <text:p text:style-name="P5"><text:span text:style-name="Source_20_Text">F_classical = d/dt ⟨Π̂⟩ = ⟨∂Π̂/∂t⟩ = m_eff ⋅ d²⟨Φ̂⟩/dt²</text:span></text:p>
      <text:p text:style-name="Text_20_body"><text:span text:style-name="Strong_20_Emphasis">Interpretation:</text:span><text:line-break/>Classical force emerges as <text:span text:style-name="Strong_20_Emphasis">temporal coherence momentum gradient</text:span> derived from quantum operator evolution.</text:p>
      <text:p text:style-name="P2"/>
      <text:h text:style-name="P4" text:outline-level="3">15.2 Coherence Flow Energy to Kinetic Energy</text:h>
      <text:p text:style-name="Text_20_body"><text:span text:style-name="Strong_20_Emphasis">Quantum Substrate:</text:span></text:p>
      <text:p text:style-name="P5"><text:span text:style-name="Source_20_Text">ℋ_sub = ½ m_eff ⟨v_coh²⟩</text:span></text:p>
      <text:p text:style-name="Text_20_body"><text:span text:style-name="Strong_20_Emphasis">Classical Limit:</text:span></text:p>
      <text:p text:style-name="P5"><text:span text:style-name="Source_20_Text">E_kin = ½ m v²</text:span></text:p>
      <text:p text:style-name="Text_20_body"><text:span text:style-name="Strong_20_Emphasis">Interpretation:</text:span><text:line-break/>Classical kinetic energy is the <text:span text:style-name="Strong_20_Emphasis">coherence flow mean value</text:span> of localized substrate field excitations.</text:p>
      <text:p text:style-name="P2"><text:soft-page-break/></text:p>
      <text:h text:style-name="P4" text:outline-level="3">15.3 Partition Function from Field Ensemble</text:h>
      <text:p text:style-name="Text_20_body"><text:span text:style-name="Strong_20_Emphasis">Quantum Origin:</text:span></text:p>
      <text:p text:style-name="P5"><text:span text:style-name="Source_20_Text">Z = Tr(e^(-βℋ))</text:span></text:p>
      <text:p text:style-name="Text_20_body"><text:span text:style-name="Strong_20_Emphasis">MEST Interpretation:</text:span></text:p>
      <text:p text:style-name="P5"><text:span text:style-name="Source_20_Text">Z_sub = ∑_Φ e^(-β ℋ_sub[Φ])</text:span></text:p>
      <text:p text:style-name="Text_20_body"><text:span text:style-name="Strong_20_Emphasis">Interpretation:</text:span><text:line-break/>Statistical mechanics emerges from <text:span text:style-name="Strong_20_Emphasis">quantum substrate ensemble tracing</text:span>—encoding probabilistic classical behavior from underlying coherent modes.</text:p>
      <text:p text:style-name="P2"/>
      <text:h text:style-name="P4" text:outline-level="3">15.4 Emergence of Thermodynamic Variables</text:h>
      <text:p text:style-name="Text_20_body"><text:span text:style-name="Strong_20_Emphasis">Bridge Example:</text:span></text:p>
      <text:p text:style-name="P5"><text:span text:style-name="Source_20_Text">T_coh = ∂ℰ / ∂S</text:span></text:p>
      <text:p text:style-name="Text_20_body"><text:span text:style-name="Strong_20_Emphasis">Interpretation:</text:span><text:line-break/>Classical temperature becomes the <text:span text:style-name="Strong_20_Emphasis">gradient of coherence energy per unit substrate entropy</text:span>—grounding thermodynamics in quantum substrate behavior.</text:p>
      <text:p text:style-name="P2"/>
      <text:h text:style-name="P4" text:outline-level="3">Symbol Cloud Anchors (Module 15)</text:h>
      <text:p text:style-name="P5"><text:span text:style-name="Source_20_Text">- F_classical → coherence-derived Newtonian force</text:span></text:p>
      <text:p text:style-name="P5"><text:span text:style-name="Source_20_Text">- ℋ_sub → substrate Hamiltonian (source of both quantum and classical flow)</text:span></text:p>
      <text:p text:style-name="P5"><text:span text:style-name="Source_20_Text">- Z_sub → partition sum over substrate modes</text:span></text:p>
      <text:p text:style-name="P5"><text:span text:style-name="Source_20_Text">- T_coh → temperature as coherence energy slope</text:span></text:p>
      <text:p text:style-name="P5"><text:span text:style-name="Source_20_Text">- v_coh → emergent classical velocity from entanglement drift</text:span></text:p>
      <text:p text:style-name="P2"/>
      <text:h text:style-name="P3" text:outline-level="2">Module 16: Statistical Ensembles, Decoherence Fields, and Thermodynamic Holography</text:h>
      <text:h text:style-name="P4" text:outline-level="3">16.1 Substrate Statistical Ensemble Definition</text:h>
      <text:p text:style-name="Text_20_body"><text:span text:style-name="Strong_20_Emphasis">MEST Formulation:</text:span></text:p>
      <text:p text:style-name="P5"><text:span text:style-name="Source_20_Text">ρ_sub = ∑_i p_i |Φ_i⟩⟨Φ_i|</text:span></text:p>
      <text:p text:style-name="Text_20_body"><text:span text:style-name="Strong_20_Emphasis">Interpretation:</text:span><text:line-break/>The substrate's state is described by a <text:span text:style-name="Strong_20_Emphasis">mixed ensemble of coherence basis states</text:span>, representing statistical distributions over entangled micro-configurations.</text:p>
      <text:p text:style-name="P2"/>
      <text:h text:style-name="P4" text:outline-level="3"><text:soft-page-break/>16.2 Decoherence Field Tensor</text:h>
      <text:p text:style-name="Text_20_body"><text:span text:style-name="Strong_20_Emphasis">MEST Construct:</text:span></text:p>
      <text:p text:style-name="P5"><text:span text:style-name="Source_20_Text">D_{μν} := ⟨∂_μ Φ ⋅ ∂_ν Φ⟩ - ⟨∂_μ Φ⟩⟨∂_ν Φ⟩</text:span></text:p>
      <text:p text:style-name="Text_20_body"><text:span text:style-name="Strong_20_Emphasis">Interpretation:</text:span><text:line-break/>This tensor measures the <text:span text:style-name="Strong_20_Emphasis">spacetime variance of coherence gradients</text:span>—a direct analog to classical fluctuation fields and energy-momentum noise terms.</text:p>
      <text:p text:style-name="P2"/>
      <text:h text:style-name="P4" text:outline-level="3">16.3 Substrate Entropy Functional</text:h>
      <text:p text:style-name="Text_20_body"><text:span text:style-name="Strong_20_Emphasis">MEST Expression:</text:span></text:p>
      <text:p text:style-name="P5"><text:span text:style-name="Source_20_Text">S_sub = -Tr(ρ_sub log ρ_sub)</text:span></text:p>
      <text:p text:style-name="Text_20_body"><text:span text:style-name="Strong_20_Emphasis">Interpretation:</text:span><text:line-break/>Substrate entropy quantifies the <text:span text:style-name="Strong_20_Emphasis">informational disorder of coherence states</text:span>, defining thermodynamic directionality from entangled state degeneracy.</text:p>
      <text:p text:style-name="P2"/>
      <text:h text:style-name="P4" text:outline-level="3">16.4 Thermodynamic Holography Bound</text:h>
      <text:p text:style-name="Text_20_body"><text:span text:style-name="Strong_20_Emphasis">MEST Inequality:</text:span></text:p>
      <text:p text:style-name="P5"><text:span text:style-name="Source_20_Text">S_sub ≤ A_boundary / 4ℓ_P²</text:span></text:p>
      <text:p text:style-name="Text_20_body"><text:span text:style-name="Strong_20_Emphasis">Interpretation:</text:span><text:line-break/>The entropy of a bounded region of the substrate is constrained by the <text:span text:style-name="Strong_20_Emphasis">surface coherence flux</text:span>, linking <text:span text:style-name="Strong_20_Emphasis">entanglement area</text:span> to <text:span text:style-name="Strong_20_Emphasis">informational density</text:span>—a generalization of the holographic principle.</text:p>
      <text:p text:style-name="P2"/>
      <text:h text:style-name="P4" text:outline-level="3">Symbol Cloud Anchors (Module 16)</text:h>
      <text:p text:style-name="P5"><text:span text:style-name="Source_20_Text">- ρ_sub → substrate ensemble density matrix</text:span></text:p>
      <text:p text:style-name="P5"><text:span text:style-name="Source_20_Text">- D_{μν} → decoherence fluctuation tensor</text:span></text:p>
      <text:p text:style-name="P5"><text:span text:style-name="Source_20_Text">- S_sub → substrate entropy</text:span></text:p>
      <text:p text:style-name="P5"><text:span text:style-name="Source_20_Text">- A_boundary → coherence-boundary area</text:span></text:p>
      <text:p text:style-name="P5"><text:span text:style-name="Source_20_Text">- ℓ_P → Planck-scale substrate resolution unit</text:span></text:p>
      <text:p text:style-name="P2"/>
      <text:h text:style-name="P3" text:outline-level="2">Module 17: Toward the MEST Master Equation</text:h>
      <text:h text:style-name="P4" text:outline-level="3">17.1 Unified Path Structure of Modules</text:h>
      <text:p text:style-name="Text_20_body"><text:span text:style-name="Strong_20_Emphasis">Summary Framework:</text:span></text:p>
      <text:p text:style-name="P5"><text:span text:style-name="Source_20_Text">{Classical Mechanics → Lagrangian Fields → Quantum Substrates → Statistical Ensembles → Thermodynamic Bounds}</text:span></text:p>
      <text:p text:style-name="Text_20_body"><text:soft-page-break/><text:span text:style-name="Strong_20_Emphasis">Interpretation:</text:span><text:line-break/>All prior modules define <text:span text:style-name="Strong_20_Emphasis">partial coherence equations</text:span>. Module 17 seeks a unifying symbolic form—a MEST master structure that compresses:</text:p>
      <text:list text:style-name="L1">
        <text:list-item>
          <text:p text:style-name="P6">Dynamic evolution (Modules 4, 12)</text:p>
        </text:list-item>
        <text:list-item>
          <text:p text:style-name="P6">Quantization structure (Modules 14, 15)</text:p>
        </text:list-item>
        <text:list-item>
          <text:p text:style-name="P6">Thermodynamic emergence (Modules 3, 16)</text:p>
        </text:list-item>
        <text:list-item>
          <text:p text:style-name="P6">Decoherence effects (Modules 7, 8, 13)</text:p>
        </text:list-item>
        <text:list-item>
          <text:p text:style-name="P6">Substrate buffering (Rung 11)</text:p>
        </text:list-item>
      </text:list>
      <text:p text:style-name="P2"/>
      <text:h text:style-name="P4" text:outline-level="3">17.2 Master Constraint Template (Proto-Equation)</text:h>
      <text:p text:style-name="Text_20_body"><text:span text:style-name="Strong_20_Emphasis">Updated Symbolic Form (with Buffering Effect):</text:span></text:p>
      <text:p text:style-name="P5"><text:span text:style-name="Source_20_Text">∂_μ 𝓛_sub - ∂_ν(Δℰ_coh_eff) + β[D_{μν}] = 0</text:span></text:p>
      <text:p text:style-name="P5"/>
      <text:p text:style-name="P5"><text:span text:style-name="Source_20_Text">Where:</text:span></text:p>
      <text:p text:style-name="P5"><text:span text:style-name="Source_20_Text">Δℰ_coh_eff := Δℰ_coh - η_buffer ⋅ ∂²Φ/∂t²</text:span></text:p>
      <text:p text:style-name="Text_20_body"><text:span text:style-name="Strong_20_Emphasis">Interpretation:</text:span><text:line-break/>This prototype now includes the <text:span text:style-name="Strong_20_Emphasis">substrate buffering term</text:span> from Rung 11, which resists abrupt coherence collapse through <text:span text:style-name="Strong_20_Emphasis">entanglement inertia</text:span>.</text:p>
      <text:p text:style-name="P2"/>
      <text:h text:style-name="P4" text:outline-level="3">17.3 General Path Toward Formalization</text:h>
      <text:list text:style-name="L2">
        <text:list-item>
          <text:p text:style-name="P7">Build total coherence Hamiltonian from local operators: <text:span text:style-name="Source_20_Text">ℋ_total = ∫ 𝓗_sub dx</text:span></text:p>
        </text:list-item>
        <text:list-item>
          <text:p text:style-name="P7">Encode coupling rules for field ↔ observer entanglement: <text:span text:style-name="Source_20_Text">H_bind → measurement horizon</text:span></text:p>
        </text:list-item>
        <text:list-item>
          <text:p text:style-name="P7">Encode entropy and collapse potential into single structure: <text:span text:style-name="Source_20_Text">S_sub(Φ) + V_collapse(Φ)</text:span></text:p>
        </text:list-item>
      </text:list>
      <text:p text:style-name="P2"/>
      <text:h text:style-name="P4" text:outline-level="3">17.4 Convergence Condition</text:h>
      <text:p text:style-name="Text_20_body"><text:span text:style-name="Strong_20_Emphasis">Final Equation Goal:</text:span></text:p>
      <text:p text:style-name="P5"><text:span text:style-name="Source_20_Text">δ𝒮_sub + δV_collapse + δD_{μν} = 0</text:span></text:p>
      <text:p text:style-name="Text_20_body"><text:span text:style-name="Strong_20_Emphasis">Interpretation:</text:span><text:line-break/>The master equation arises as an <text:span text:style-name="Strong_20_Emphasis">extremal principle</text:span>: coherence evolution minimizes substrate action, entropy, and decoherence field distortion <text:span text:style-name="Emphasis">simultaneously</text:span>. Buffering effects dynamically regulate collapse speed.</text:p>
      <text:p text:style-name="P2"/>
      <text:h text:style-name="P4" text:outline-level="3"><text:soft-page-break/>Symbol Cloud Anchors (Module 17)</text:h>
      <text:p text:style-name="P5"><text:span text:style-name="Source_20_Text">- δ𝒮_sub → variation in entropic substrate action</text:span></text:p>
      <text:p text:style-name="P5"><text:span text:style-name="Source_20_Text">- Δℰ_coh → local coherence loss gradient</text:span></text:p>
      <text:p text:style-name="P5"><text:span text:style-name="Source_20_Text">- Δℰ_coh_eff → buffered collapse gradient (Rung 11)</text:span></text:p>
      <text:p text:style-name="P5"><text:span text:style-name="Source_20_Text">- η_buffer → substrate buffering coefficient</text:span></text:p>
      <text:p text:style-name="P5"><text:span text:style-name="Source_20_Text">- D_{μν} → decoherence variance tensor</text:span></text:p>
      <text:p text:style-name="P5"><text:span text:style-name="Source_20_Text">- V_collapse → coherence destabilization potential</text:span></text:p>
      <text:p text:style-name="P5"><text:span text:style-name="Source_20_Text">- H_bind → observer-frame entanglement collapse</text:span></text:p>
      <text:h text:style-name="Heading_20_1" text:outline-level="1"><text:span text:style-name="Emphasis">MEST Appendices</text:span></text:h>
      <text:p text:style-name="Text_20_body"><text:span text:style-name="Emphasis">Supplementary Tools for Symbolic Reasoning, Derivation Trees, and Empirical Validation Frameworks</text:span></text:p>
      <text:p text:style-name="P2"/>
      <text:h text:style-name="P3" text:outline-level="2">Appendix A: Symbol Dictionary</text:h>
      <text:p text:style-name="Text_20_body">A reference guide for all recurring MEST symbols across modules.</text:p>
      <text:h text:style-name="P4" text:outline-level="3">Core Substrate Symbols</text:h>
      <text:p text:style-name="P5"><text:span text:style-name="Source_20_Text">Φ → coherence field (substrate excitation basis)</text:span></text:p>
      <text:p text:style-name="P5"><text:span text:style-name="Source_20_Text">Π → conjugate coherence momentum</text:span></text:p>
      <text:p text:style-name="P5"><text:span text:style-name="Source_20_Text">퓛_sub → Lagrangian of substrate coherence</text:span></text:p>
      <text:p text:style-name="P5"><text:span text:style-name="Source_20_Text">ℋ_sub → local Hamiltonian of entanglement dynamics</text:span></text:p>
      <text:p text:style-name="P5"><text:span text:style-name="Source_20_Text">풮_sub → action integral over coherence evolution</text:span></text:p>
      <text:h text:style-name="P4" text:outline-level="3">Collapse and Decoherence</text:h>
      <text:p text:style-name="P5"><text:span text:style-name="Source_20_Text">Δℰ_coh → coherence collapse gradient</text:span></text:p>
      <text:p text:style-name="P5"><text:span text:style-name="Source_20_Text">η_buffer → Rung 11 buffering coefficient</text:span></text:p>
      <text:p text:style-name="P5"><text:span text:style-name="Source_20_Text">D_{μν} → decoherence variance tensor</text:span></text:p>
      <text:p text:style-name="P5"><text:span text:style-name="Source_20_Text">V_collapse → collapse potential energy (topological instability)</text:span></text:p>
      <text:h text:style-name="P4" text:outline-level="3">Thermodynamic &amp; Statistical</text:h>
      <text:p text:style-name="P5"><text:span text:style-name="Source_20_Text">S_sub → entropy of substrate ensemble</text:span></text:p>
      <text:p text:style-name="P5"><text:span text:style-name="Source_20_Text">ρ_sub → substrate density matrix</text:span></text:p>
      <text:p text:style-name="P5"><text:span text:style-name="Source_20_Text">Z_sub → partition function of entangled state manifold</text:span></text:p>
      <text:p text:style-name="P5"><text:span text:style-name="Source_20_Text">T_coh → coherence temperature</text:span></text:p>
      <text:h text:style-name="P4" text:outline-level="3">Observers &amp; Measurement</text:h>
      <text:p text:style-name="P5"><text:span text:style-name="Source_20_Text">H_bind → observer-substrate entanglement horizon</text:span></text:p>
      <text:p text:style-name="P5"><text:soft-page-break/><text:span text:style-name="Source_20_Text">Φ_bound → fixed coherence projection upon measurement</text:span></text:p>
      <text:p text:style-name="P5"><text:span text:style-name="Source_20_Text">H_bind → boundary of irreversible substrate entanglement</text:span></text:p>
      <text:h text:style-name="P4" text:outline-level="3">Quantum Structure</text:h>
      <text:p text:style-name="P5"><text:span text:style-name="Source_20_Text">[Φ̂, Π̂] = iℏ → canonical quantization rule in coherence algebra</text:span></text:p>
      <text:p text:style-name="P5"><text:span text:style-name="Source_20_Text">α_ℰ, α†_ℰ → annihilation and creation operators for coherence nodes</text:span></text:p>
      <text:p text:style-name="P2"/>
      <text:h text:style-name="P3" text:outline-level="2">Appendix B: Derivation Tree of MEST Modules</text:h>
      <text:p text:style-name="Text_20_body"><text:span text:style-name="Strong_20_Emphasis">Structure:</text:span></text:p>
      <text:p text:style-name="P5"><text:span text:style-name="Source_20_Text">1. Classical Base → Modules 10, 12</text:span></text:p>
      <text:p text:style-name="P5"><text:span text:style-name="Source_20_Text">2. Field Extensions → Modules 1, 4, 13</text:span></text:p>
      <text:p text:style-name="P5"><text:span text:style-name="Source_20_Text">3. Quantum Embedding → Modules 2, 14, 15</text:span></text:p>
      <text:p text:style-name="P5"><text:span text:style-name="Source_20_Text">4. Decoherence Emergence → Modules 3, 7, 8</text:span></text:p>
      <text:p text:style-name="P5"><text:span text:style-name="Source_20_Text">5. Thermodynamics → Modules 9, 16</text:span></text:p>
      <text:p text:style-name="P5"><text:span text:style-name="Source_20_Text">6. Unification / Master Equation → Module 17</text:span></text:p>
      <text:p text:style-name="P5"><text:span text:style-name="Source_20_Text">7. Validation &amp; Simulation → Module 18</text:span></text:p>
      <text:p text:style-name="P2"/>
      <text:h text:style-name="P3" text:outline-level="2">Appendix C: Falsifiability Index &amp; Experimental Prediction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ediction</text:p>
            </table:table-cell>
            <table:table-cell table:style-name="Table1.A1" office:value-type="string">
              <text:p text:style-name="Table_20_Heading">Experimental Anchor</text:p>
            </table:table-cell>
            <table:table-cell table:style-name="Table1.A1" office:value-type="string">
              <text:p text:style-name="Table_20_Heading">Linked Module(s)</text:p>
            </table:table-cell>
          </table:table-row>
        </table:table-header-rows>
        <table:table-row>
          <table:table-cell table:style-name="Table1.A1" office:value-type="string">
            <text:p text:style-name="Table_20_Contents">Horizon delay in black hole evaporation</text:p>
          </table:table-cell>
          <table:table-cell table:style-name="Table1.A1" office:value-type="string">
            <text:p text:style-name="Table_20_Contents">Modified Hawking radiation spectrum</text:p>
          </table:table-cell>
          <table:table-cell table:style-name="Table1.A1" office:value-type="string">
            <text:p text:style-name="Table_20_Contents">Modules 3, 4</text:p>
          </table:table-cell>
        </table:table-row>
        <table:table-row>
          <table:table-cell table:style-name="Table1.A1" office:value-type="string">
            <text:p text:style-name="Table_20_Contents">Temporal asymmetry in collapse response</text:p>
          </table:table-cell>
          <table:table-cell table:style-name="Table1.A1" office:value-type="string">
            <text:p text:style-name="Table_20_Contents">Time-resolved quantum decoherence experiments</text:p>
          </table:table-cell>
          <table:table-cell table:style-name="Table1.A1" office:value-type="string">
            <text:p text:style-name="Table_20_Contents">Modules 7, 8</text:p>
          </table:table-cell>
        </table:table-row>
        <table:table-row>
          <table:table-cell table:style-name="Table1.A1" office:value-type="string">
            <text:p text:style-name="Table_20_Contents">Shadow coherence effects on galactic lensing</text:p>
          </table:table-cell>
          <table:table-cell table:style-name="Table1.A1" office:value-type="string">
            <text:p text:style-name="Table_20_Contents">Weak lensing data at z &gt; 1</text:p>
          </table:table-cell>
          <table:table-cell table:style-name="Table1.A1" office:value-type="string">
            <text:p text:style-name="Table_20_Contents">Module 6</text:p>
          </table:table-cell>
        </table:table-row>
        <table:table-row>
          <table:table-cell table:style-name="Table1.A1" office:value-type="string">
            <text:p text:style-name="Table_20_Contents">Entropic divergence under substrate buffering</text:p>
          </table:table-cell>
          <table:table-cell table:style-name="Table1.A1" office:value-type="string">
            <text:p text:style-name="Table_20_Contents">Nonlinear collapse timing in superconducting qubits</text:p>
          </table:table-cell>
          <table:table-cell table:style-name="Table1.A1" office:value-type="string">
            <text:p text:style-name="Table_20_Contents">Module 17 (buffering)</text:p>
          </table:table-cell>
        </table:table-row>
        <table:table-row>
          <table:table-cell table:style-name="Table1.A1" office:value-type="string">
            <text:p text:style-name="Table_20_Contents">Simulation divergence from QFT baseline</text:p>
          </table:table-cell>
          <table:table-cell table:style-name="Table1.A1" office:value-type="string">
            <text:p text:style-name="Table_20_Contents">Lattice comparison of substrate flow vs QFT</text:p>
          </table:table-cell>
          <table:table-cell table:style-name="Table1.A1" office:value-type="string">
            <text:p text:style-name="Table_20_Contents">Module 11, 18</text:p>
          </table:table-cell>
        </table:table-row>
      </table:table>
      <text:p text:style-name="P2"/>
      <text:h text:style-name="P3" text:outline-level="2">Appendix D: Observer Taxonomy and Measurement Symmetry</text:h>
      <text:h text:style-name="P4" text:outline-level="3">D.1 Observer-Class Typology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lass</text:p>
            </table:table-cell>
            <table:table-cell table:style-name="Table2.A1" office:value-type="string">
              <text:p text:style-name="Table_20_Heading">Definition</text:p>
            </table:table-cell>
            <table:table-cell table:style-name="Table2.A1" office:value-type="string">
              <text:p text:style-name="Table_20_Heading">Linked Symbol</text:p>
            </table:table-cell>
          </table:table-row>
        </table:table-header-rows>
        <table:table-row>
          <table:table-cell table:style-name="Table2.A1" office:value-type="string">
            <text:p text:style-name="Table_20_Contents">O₀</text:p>
          </table:table-cell>
          <table:table-cell table:style-name="Table2.A1" office:value-type="string">
            <text:p text:style-name="Table_20_Contents">Passive substrate probe (non-collapsing)</text:p>
          </table:table-cell>
          <table:table-cell table:style-name="Table2.A1" office:value-type="string">
            <text:p text:style-name="Table_20_Contents">None</text:p>
          </table:table-cell>
        </table:table-row>
        <table:table-row>
          <table:table-cell table:style-name="Table2.A1" office:value-type="string">
            <text:p text:style-name="Table_20_Contents">O₁</text:p>
          </table:table-cell>
          <table:table-cell table:style-name="Table2.A1" office:value-type="string">
            <text:p text:style-name="Table_20_Contents">Bound observer with fixed measurement frame (irreversible decoherence)</text:p>
          </table:table-cell>
          <table:table-cell table:style-name="Table2.A1" office:value-type="string">
            <text:p text:style-name="Table_20_Contents">H_bind</text:p>
          </table:table-cell>
        </table:table-row>
        <table:table-row>
          <table:table-cell table:style-name="Table2.A1" office:value-type="string">
            <text:p text:style-name="Table_20_Contents">O₂</text:p>
          </table:table-cell>
          <table:table-cell table:style-name="Table2.A1" office:value-type="string">
            <text:p text:style-name="Table_20_Contents">Dynamical entangled observer (coherence-preserving, reversible)</text:p>
          </table:table-cell>
          <table:table-cell table:style-name="Table2.A1" office:value-type="string">
            <text:p text:style-name="Table_20_Contents">Φ_bound, H_bind⁻¹</text:p>
          </table:table-cell>
        </table:table-row>
        <text:soft-page-break/>
        <table:table-row>
          <table:table-cell table:style-name="Table2.A1" office:value-type="string">
            <text:p text:style-name="Table_20_Contents">O₃</text:p>
          </table:table-cell>
          <table:table-cell table:style-name="Table2.A1" office:value-type="string">
            <text:p text:style-name="Table_20_Contents">Reflexive observer (entangled with substrate + own memory feedback)</text:p>
          </table:table-cell>
          <table:table-cell table:style-name="Table2.A1" office:value-type="string">
            <text:p text:style-name="Table_20_Contents">Φ_feedback</text:p>
          </table:table-cell>
        </table:table-row>
      </table:table>
      <text:p text:style-name="P2"/>
      <text:h text:style-name="P4" text:outline-level="3">D.2 Measurement Symmetry Conditions</text:h>
      <text:p text:style-name="Text_20_body"><text:span text:style-name="Strong_20_Emphasis">Invariance Rule:</text:span></text:p>
      <text:p text:style-name="P5"><text:span text:style-name="Source_20_Text">M_sub(t) = M_sub(−t) ⟺ H_bind reversible and no decoherence collapse (O₂ observer)</text:span></text:p>
      <text:p text:style-name="Text_20_body"><text:span text:style-name="Strong_20_Emphasis">Break Condition:</text:span></text:p>
      <text:p text:style-name="P5"><text:span text:style-name="Source_20_Text">H_bind irreversible ⇒ temporal asymmetry enforced in Φ evolution</text:span></text:p>
      <text:p text:style-name="P2"/>
      <text:h text:style-name="P4" text:outline-level="3">D.3 Observer-Dependent Collapse Resolution</text:h>
      <text:p text:style-name="Text_20_body"><text:span text:style-name="Strong_20_Emphasis">Collapse Resolution Function:</text:span></text:p>
      <text:p text:style-name="P5"><text:span text:style-name="Source_20_Text">R_collapse(Φ, Oᵢ) = f(H_bind, S_sub, T_coh)</text:span></text:p>
      <text:p text:style-name="Text_20_body"><text:span text:style-name="Strong_20_Emphasis">Interpretation:</text:span><text:line-break/>The collapse behavior is not purely field-determined, but <text:span text:style-name="Strong_20_Emphasis">observer-class dependent</text:span>, mediated through their <text:span text:style-name="Strong_20_Emphasis">entanglement boundary conditions</text:span>.</text:p>
      <text:p text:style-name="P2"/>
      <text:h text:style-name="P4" text:outline-level="3">Symbol Cloud Anchors (Appendix D)</text:h>
      <text:p text:style-name="P5"><text:span text:style-name="Source_20_Text">- Oᵢ → observer class index (0–3)</text:span></text:p>
      <text:p text:style-name="P5"><text:span text:style-name="Source_20_Text">- H_bind → observer-substrate coupling boundary</text:span></text:p>
      <text:p text:style-name="P5"><text:span text:style-name="Source_20_Text">- Φ_feedback → reflexive coherence loop state</text:span></text:p>
      <text:p text:style-name="P5"><text:span text:style-name="Source_20_Text">- R_collapse → observer-conditioned collapse function</text:span></text:p>
      <text:p text:style-name="P2"/>
      <text:h text:style-name="P3" text:outline-level="2">Appendix E: Substrate Phase Transitions and Topological Excitations</text:h>
      <text:h text:style-name="P4" text:outline-level="3">E.1 Substrate Phase States</text:h>
      <text:p text:style-name="Text_20_body"><text:span text:style-name="Strong_20_Emphasis">Coherence Regimes:</text:span></text:p>
      <text:p text:style-name="P5"><text:span text:style-name="Source_20_Text">C₀ → Stable (harmonic coherence)</text:span></text:p>
      <text:p text:style-name="P5"><text:span text:style-name="Source_20_Text">C₁ → Critical (metastable entanglement zones)</text:span></text:p>
      <text:p text:style-name="P5"><text:span text:style-name="Source_20_Text">C₂ → Collapsing (topological fracture/phase instability)</text:span></text:p>
      <text:p text:style-name="Text_20_body"><text:span text:style-name="Strong_20_Emphasis">Interpretation:</text:span><text:line-break/>Substrate dynamics follow <text:span text:style-name="Strong_20_Emphasis">quantized phase regimes</text:span>, similar to condensed matter states, governed by internal coherence tension and collapse proximity.</text:p>
      <text:p text:style-name="P2"/>
      <text:h text:style-name="P4" text:outline-level="3"><text:soft-page-break/>E.2 Topological Excitations in Coherence Fields</text:h>
      <text:p text:style-name="Text_20_body"><text:span text:style-name="Strong_20_Emphasis">Types of Excitations:</text:span></text:p>
      <text:p text:style-name="P5"><text:span text:style-name="Source_20_Text">τ₁ → Soliton-like wavefront in Φ (localized coherence transfer)</text:span></text:p>
      <text:p text:style-name="P5"><text:span text:style-name="Source_20_Text">τ₂ → Vortex ring (coherence circulation with boundary violation)</text:span></text:p>
      <text:p text:style-name="P5"><text:span text:style-name="Source_20_Text">τ₃ → Coherence knot (nontrivial topological entanglement)</text:span></text:p>
      <text:p text:style-name="Text_20_body"><text:span text:style-name="Strong_20_Emphasis">Interpretation:</text:span><text:line-break/>These are <text:span text:style-name="Strong_20_Emphasis">nonlinear excitation structures</text:span> that propagate through the substrate, leaving <text:span text:style-name="Strong_20_Emphasis">entanglement scars</text:span> or <text:span text:style-name="Strong_20_Emphasis">residual decoherence trails</text:span>.</text:p>
      <text:p text:style-name="P2"/>
      <text:h text:style-name="P4" text:outline-level="3">E.3 Transition Conditions and Critical Coherence</text:h>
      <text:p text:style-name="Text_20_body"><text:span text:style-name="Strong_20_Emphasis">Phase Transition Rule:</text:span></text:p>
      <text:p text:style-name="P5"><text:span text:style-name="Source_20_Text">C₀ → C₁: ∂Φ/∂t ≥ γ_crit</text:span></text:p>
      <text:p text:style-name="P5"><text:span text:style-name="Source_20_Text">C₁ → C₂: Δℰ_coh &gt; Δℰ_thresh</text:span></text:p>
      <text:p text:style-name="Text_20_body"><text:span text:style-name="Strong_20_Emphasis">Interpretation:</text:span><text:line-break/>Substrate transitions are <text:span text:style-name="Strong_20_Emphasis">threshold-crossing phenomena</text:span> where coherence gradients exceed elastic or buffering limits.</text:p>
      <text:p text:style-name="P2"/>
      <text:h text:style-name="P4" text:outline-level="3">E.4 Energetic Signatures of Topological Events</text:h>
      <text:p text:style-name="Text_20_body"><text:span text:style-name="Strong_20_Emphasis">Observable Traits:</text:span></text:p>
      <text:list text:style-name="L3">
        <text:list-item>
          <text:p text:style-name="P8">Temporal decoherence spikes in D_{μν}</text:p>
        </text:list-item>
        <text:list-item>
          <text:p text:style-name="P8">Localized entropy surge in S_sub</text:p>
        </text:list-item>
        <text:list-item>
          <text:p text:style-name="P8">Backscatter in Φ_bound during τ₂ or τ₃ events</text:p>
        </text:list-item>
      </text:list>
      <text:p text:style-name="Text_20_body"><text:span text:style-name="Strong_20_Emphasis">Experimental Paths:</text:span></text:p>
      <text:list text:style-name="L4">
        <text:list-item>
          <text:p text:style-name="P9">Superfluid interference collapse under stress</text:p>
        </text:list-item>
        <text:list-item>
          <text:p text:style-name="P9">Photon backreaction in nonlinear cavities</text:p>
        </text:list-item>
        <text:list-item>
          <text:p text:style-name="P9">Qubit entanglement maps under vortex constraint</text:p>
        </text:list-item>
      </text:list>
      <text:p text:style-name="P2"/>
      <text:h text:style-name="P4" text:outline-level="3">Symbol Cloud Anchors (Appendix E)</text:h>
      <text:p text:style-name="P5"><text:span text:style-name="Source_20_Text">- Cᵢ → coherence phase class (C₀, C₁, C₂)</text:span></text:p>
      <text:p text:style-name="P5"><text:span text:style-name="Source_20_Text">- τ₁, τ₂, τ₃ → topological excitation types</text:span></text:p>
      <text:p text:style-name="P5"><text:span text:style-name="Source_20_Text">- γ_crit → critical coherence rate threshold</text:span></text:p>
      <text:p text:style-name="P5"><text:span text:style-name="Source_20_Text">- Δℰ_thresh → collapse onset energy barrier</text:span></text:p>
      <text:p text:style-name="P2"><text:soft-page-break/></text:p>
      <text:h text:style-name="P3" text:outline-level="2">Appendix F: Substrate Causality, Temporal Braiding, and Nonlocal Memory Loops</text:h>
      <text:h text:style-name="P4" text:outline-level="3">F.1 Substrate Causality Principle</text:h>
      <text:p text:style-name="Text_20_body"><text:span text:style-name="Strong_20_Emphasis">Symbolic Expression:</text:span></text:p>
      <text:p text:style-name="P5"><text:span text:style-name="Source_20_Text">Δτ ≥ ℓ_causal / v_coh</text:span></text:p>
      <text:p text:style-name="Text_20_body"><text:span text:style-name="Strong_20_Emphasis">Interpretation:</text:span><text:line-break/>Causal separation in the substrate is bounded by <text:span text:style-name="Strong_20_Emphasis">minimal coherence path traversal time</text:span>, setting a speed-of-influence threshold in entangled space.</text:p>
      <text:p text:style-name="P2"/>
      <text:h text:style-name="P4" text:outline-level="3">F.2 Temporal Braiding Structures</text:h>
      <text:p text:style-name="Text_20_body"><text:span text:style-name="Strong_20_Emphasis">Topological Forms:</text:span></text:p>
      <text:p text:style-name="P5"><text:span text:style-name="Source_20_Text">β₁ → Forward-linked entanglement (arrow-preserving)</text:span></text:p>
      <text:p text:style-name="P5"><text:span text:style-name="Source_20_Text">β₂ → Reverse entanglement echo (delayed feedback)</text:span></text:p>
      <text:p text:style-name="P5"><text:span text:style-name="Source_20_Text">β₃ → Closed-loop mutual collapse (nonlocal recursive path)</text:span></text:p>
      <text:p text:style-name="Text_20_body"><text:span text:style-name="Strong_20_Emphasis">Interpretation:</text:span><text:line-break/>Temporal braids represent <text:span text:style-name="Strong_20_Emphasis">non-sequential substrate interactions</text:span>, producing entanglement histories that <text:span text:style-name="Strong_20_Emphasis">loop or interfere nonlocally</text:span> across time.</text:p>
      <text:p text:style-name="P2"/>
      <text:h text:style-name="P4" text:outline-level="3">F.3 Nonlocal Memory Kernel</text:h>
      <text:p text:style-name="Text_20_body"><text:span text:style-name="Strong_20_Emphasis">Coherence Retention Operator:</text:span></text:p>
      <text:p text:style-name="P5"><text:span text:style-name="Source_20_Text">𝓜(t) = ∫ K(t − t′) Φ(t′) dt′</text:span></text:p>
      <text:p text:style-name="Text_20_body"><text:span text:style-name="Strong_20_Emphasis">Interpretation:</text:span><text:line-break/>The memory kernel 𝓜(t) captures <text:span text:style-name="Strong_20_Emphasis">coherence history effects</text:span>, where past states influence present evolution—yielding <text:span text:style-name="Strong_20_Emphasis">non-Markovian dynamics</text:span>.</text:p>
      <text:p text:style-name="P2"/>
      <text:h text:style-name="P4" text:outline-level="3">F.4 Decoherence Delay Function</text:h>
      <text:p text:style-name="Text_20_body"><text:span text:style-name="Strong_20_Emphasis">Dynamical Form:</text:span></text:p>
      <text:p text:style-name="P5"><text:span text:style-name="Source_20_Text">τ_delay = f(η_buffer, β₂, S_sub)</text:span></text:p>
      <text:p text:style-name="Text_20_body"><text:span text:style-name="Strong_20_Emphasis">Interpretation:</text:span><text:line-break/>Decoherence does not propagate instantly but is <text:span text:style-name="Strong_20_Emphasis">retarded by substrate buffering</text:span>, entanglement braids, and entropy gradients.</text:p>
      <text:p text:style-name="P2"/>
      <text:h text:style-name="P4" text:outline-level="3"><text:soft-page-break/>Symbol Cloud Anchors (Appendix F)</text:h>
      <text:p text:style-name="P5"><text:span text:style-name="Source_20_Text">- ℓ_causal → minimal causal coherence path length</text:span></text:p>
      <text:p text:style-name="P5"><text:span text:style-name="Source_20_Text">- βᵢ → temporal braid class</text:span></text:p>
      <text:p text:style-name="P5"><text:span text:style-name="Source_20_Text">- 𝓜(t) → nonlocal memory integral</text:span></text:p>
      <text:p text:style-name="P5"><text:span text:style-name="Source_20_Text">- τ_delay → decoherence propagation lag</text:span></text:p>
      <text:p text:style-name="P2"/>
      <text:h text:style-name="P3" text:outline-level="2">Appendix G: Substrate Branch Manifolds and Temporal Asymmetry of Decoherence</text:h>
      <text:h text:style-name="P4" text:outline-level="3">G.1 Ancestral Coherence and Branch Manifolds</text:h>
      <text:p text:style-name="Text_20_body"><text:span text:style-name="Strong_20_Emphasis">Entanglement Origin Principle:</text:span></text:p>
      <text:p text:style-name="P5"><text:span text:style-name="Source_20_Text">Φ_i(t₀) ∈ Φ_ancestor <text:s/>⇒ ∀i ∈ H_sub(t &gt; t₀)</text:span></text:p>
      <text:p text:style-name="Text_20_body"><text:span text:style-name="Strong_20_Emphasis">Interpretation:</text:span><text:line-break/>All decohered branches share a <text:span text:style-name="Strong_20_Emphasis">common coherence ancestry</text:span>, originating from a unified substrate phase space before decoherence thresholds were crossed.</text:p>
      <text:p text:style-name="P2"/>
      <text:h text:style-name="P4" text:outline-level="3">G.2 Decoherence Threshold Branching</text:h>
      <text:p text:style-name="Text_20_body"><text:span text:style-name="Strong_20_Emphasis">Divergence Condition:</text:span></text:p>
      <text:p text:style-name="P5"><text:span text:style-name="Source_20_Text">Δℰ_coh_i &gt; Δℰ_thresh ⟹ Φ_i ⟂ Φ_j</text:span></text:p>
      <text:p text:style-name="Text_20_body"><text:span text:style-name="Strong_20_Emphasis">Interpretation:</text:span><text:line-break/>Branching occurs when coherence collapse gradients <text:span text:style-name="Strong_20_Emphasis">exceed the threshold</text:span> of mutual phase entanglement, resulting in <text:span text:style-name="Strong_20_Emphasis">non-interfering trajectories</text:span>.</text:p>
      <text:p text:style-name="P2"/>
      <text:h text:style-name="P4" text:outline-level="3">G.3 Temporal vs Spatial Decoherence Asymmetry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Axis</text:p>
            </table:table-cell>
            <table:table-cell table:style-name="Table3.A1" office:value-type="string">
              <text:p text:style-name="Table_20_Heading">Temporal Decoherence</text:p>
            </table:table-cell>
            <table:table-cell table:style-name="Table3.A1" office:value-type="string">
              <text:p text:style-name="Table_20_Heading">Spatial Decoherence</text:p>
            </table:table-cell>
          </table:table-row>
        </table:table-header-rows>
        <table:table-row>
          <table:table-cell table:style-name="Table3.A1" office:value-type="string">
            <text:p text:style-name="Table_20_Contents">Propagation</text:p>
          </table:table-cell>
          <table:table-cell table:style-name="Table3.A1" office:value-type="string">
            <text:p text:style-name="Table_20_Contents">Buffered (η_buffer, 𝓜(t))</text:p>
          </table:table-cell>
          <table:table-cell table:style-name="Table3.A1" office:value-type="string">
            <text:p text:style-name="Table_20_Contents">Abrupt (τ₂, τ₃ topological events)</text:p>
          </table:table-cell>
        </table:table-row>
        <table:table-row>
          <table:table-cell table:style-name="Table3.A1" office:value-type="string">
            <text:p text:style-name="Table_20_Contents">Detectability</text:p>
          </table:table-cell>
          <table:table-cell table:style-name="Table3.A1" office:value-type="string">
            <text:p text:style-name="Table_20_Contents">Smooth, cumulative, hidden</text:p>
          </table:table-cell>
          <table:table-cell table:style-name="Table3.A1" office:value-type="string">
            <text:p text:style-name="Table_20_Contents">Sudden, energetic, locally observable</text:p>
          </table:table-cell>
        </table:table-row>
        <table:table-row>
          <table:table-cell table:style-name="Table3.A1" office:value-type="string">
            <text:p text:style-name="Table_20_Contents">Collapse Trigger</text:p>
          </table:table-cell>
          <table:table-cell table:style-name="Table3.A1" office:value-type="string">
            <text:p text:style-name="Table_20_Contents">Observer-bound H_bind</text:p>
          </table:table-cell>
          <table:table-cell table:style-name="Table3.A1" office:value-type="string">
            <text:p text:style-name="Table_20_Contents">Self-triggered by topological instability</text:p>
          </table:table-cell>
        </table:table-row>
        <table:table-row>
          <table:table-cell table:style-name="Table3.A1" office:value-type="string">
            <text:p text:style-name="Table_20_Contents">Time Arrow</text:p>
          </table:table-cell>
          <table:table-cell table:style-name="Table3.A1" office:value-type="string">
            <text:p text:style-name="Table_20_Contents">Emerges from directional decay</text:p>
          </table:table-cell>
          <table:table-cell table:style-name="Table3.A1" office:value-type="string">
            <text:p text:style-name="Table_20_Contents">Anchored irreversibly by event</text:p>
          </table:table-cell>
        </table:table-row>
      </table:table>
      <text:p text:style-name="Text_20_body"><text:span text:style-name="Strong_20_Emphasis">Interpretation:</text:span><text:line-break/>Temporal decoherence <text:span text:style-name="Strong_20_Emphasis">builds entropically and invisibly</text:span> until measurement or collapse, while spatial decoherence often <text:span text:style-name="Strong_20_Emphasis">violently fixes the time direction</text:span> via topological rupture.</text:p>
      <text:p text:style-name="P2"/>
      <text:h text:style-name="P4" text:outline-level="3">G.4 Recoherence Potential in MEST</text:h>
      <text:p text:style-name="Text_20_body"><text:span text:style-name="Strong_20_Emphasis">Recoherence Condition:</text:span></text:p>
      <text:p text:style-name="P5"><text:soft-page-break/><text:span text:style-name="Source_20_Text">Φ_i ⊗ Φ_j → Φ_k if (C₁ regime ∧ η_buffer active ∧ ΔS &lt; ε)</text:span></text:p>
      <text:p text:style-name="Text_20_body"><text:span text:style-name="Strong_20_Emphasis">Interpretation:</text:span><text:line-break/>In contrast to MWI, MEST allows <text:span text:style-name="Strong_20_Emphasis">recoherence</text:span> of branches under substrate conditions favoring <text:span text:style-name="Strong_20_Emphasis">mutual entanglement recovery</text:span>, typically in low-entropy, buffered states.</text:p>
      <text:p text:style-name="P2"/>
      <text:h text:style-name="P4" text:outline-level="3">Symbol Cloud Anchors (Appendix G)</text:h>
      <text:p text:style-name="P5"><text:span text:style-name="Source_20_Text">- Φ_ancestor → shared coherence ancestor field</text:span></text:p>
      <text:p text:style-name="P5"><text:span text:style-name="Source_20_Text">- H_sub → set of substrate trajectories</text:span></text:p>
      <text:p text:style-name="P5"><text:span text:style-name="Source_20_Text">- η_buffer → coherence buffering inertia</text:span></text:p>
      <text:p text:style-name="P5"><text:span text:style-name="Source_20_Text">- Δℰ_thresh → collapse divergence threshold</text:span></text:p>
      <text:p text:style-name="P5"><text:span text:style-name="Source_20_Text">- Φ_k → recoherent hybrid coherence state</text:span></text:p>
      <text:p text:style-name="P2"/>
      <text:h text:style-name="P3" text:outline-level="2">Appendix H: Substrate Evolution Metrics and Recursive Validation Protocols</text:h>
      <text:h text:style-name="P4" text:outline-level="3">H.1 Recursive Confidence Score (RCS)</text:h>
      <text:p text:style-name="Text_20_body"><text:span text:style-name="Strong_20_Emphasis">Symbolic Form:</text:span></text:p>
      <text:p text:style-name="P5"><text:span text:style-name="Source_20_Text">RCS(M_k) = 1 − ∥ΔΦ_resid∥ + w₁ ⋅ N_closed + w₂ ⋅ N_validated</text:span></text:p>
      <text:p text:style-name="Text_20_body"><text:span text:style-name="Strong_20_Emphasis">Interpretation:</text:span><text:line-break/>The RCS tracks symbolic convergence of a module by minimizing residual coherence mismatches (ΔΦ_resid), maximizing symbolic closure (N_closed loops), and grounding in experimental anchors (N_validated).</text:p>
      <text:p text:style-name="P2"/>
      <text:h text:style-name="P4" text:outline-level="3">H.2 Substrate Divergence Metric (SDM)</text:h>
      <text:p text:style-name="Text_20_body"><text:span text:style-name="Strong_20_Emphasis">Gradient Diagnostic:</text:span></text:p>
      <text:p text:style-name="P5"><text:span text:style-name="Source_20_Text">SDM(t) = ∫ (|∇Φ|² − η_buffer ⋅ ∂²Φ/∂t²) dx</text:span></text:p>
      <text:p text:style-name="Text_20_body"><text:span text:style-name="Strong_20_Emphasis">Interpretation:</text:span><text:line-break/>The SDM quantifies <text:span text:style-name="Strong_20_Emphasis">field coherence instability</text:span> across space-time. A rising SDM suggests imminent collapse or decoherence boundary stress.</text:p>
      <text:p text:style-name="P2"/>
      <text:h text:style-name="P4" text:outline-level="3">H.3 Validation Protocol Stack</text:h>
      <text:p text:style-name="Text_20_body"><text:span text:style-name="Strong_20_Emphasis">Suggested Procedure:</text:span></text:p>
      <text:p text:style-name="P5"><text:span text:style-name="Source_20_Text">1. Check symbolic closure: All symbols in M_k ∈ Dictionary</text:span></text:p>
      <text:p text:style-name="P5"><text:span text:style-name="Source_20_Text">2. Recursively minimize ΔΦ_resid with preceding modules</text:span></text:p>
      <text:p text:style-name="P5"><text:span text:style-name="Source_20_Text">3. Link M_k to testable empirical patterns (Appendix C)</text:span></text:p>
      <text:p text:style-name="P5"><text:soft-page-break/><text:span text:style-name="Source_20_Text">4. Assess RCS and SDM evolution over simulated time</text:span></text:p>
      <text:p text:style-name="P2"/>
      <text:h text:style-name="P4" text:outline-level="3">H.4 Meta-Falsifiability Ladder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Module</text:p>
            </table:table-cell>
            <table:table-cell table:style-name="Table4.A1" office:value-type="string">
              <text:p text:style-name="Table_20_Heading">Empirical Anchor Density</text:p>
            </table:table-cell>
            <table:table-cell table:style-name="Table4.A1" office:value-type="string">
              <text:p text:style-name="Table_20_Heading">Residual Closure</text:p>
            </table:table-cell>
            <table:table-cell table:style-name="Table4.A1" office:value-type="string">
              <text:p text:style-name="Table_20_Heading">RCS Trend</text:p>
            </table:table-cell>
            <table:table-cell table:style-name="Table4.A1" office:value-type="string">
              <text:p text:style-name="Table_20_Heading">Falsifiability Tier</text:p>
            </table:table-cell>
          </table:table-row>
        </table:table-header-rows>
        <table:table-row>
          <table:table-cell table:style-name="Table4.A1" office:value-type="string">
            <text:p text:style-name="Table_20_Contents">Module 4</text:p>
          </table:table-cell>
          <table:table-cell table:style-name="Table4.A1" office:value-type="string">
            <text:p text:style-name="Table_20_Contents">High</text:p>
          </table:table-cell>
          <table:table-cell table:style-name="Table4.A1" office:value-type="string">
            <text:p text:style-name="Table_20_Contents">Low</text:p>
          </table:table-cell>
          <table:table-cell table:style-name="Table4.A1" office:value-type="string">
            <text:p text:style-name="Table_20_Contents">↑ Stable</text:p>
          </table:table-cell>
          <table:table-cell table:style-name="Table4.A1" office:value-type="string">
            <text:p text:style-name="Table_20_Contents">Tier I</text:p>
          </table:table-cell>
        </table:table-row>
        <table:table-row>
          <table:table-cell table:style-name="Table4.A1" office:value-type="string">
            <text:p text:style-name="Table_20_Contents">Module 11</text:p>
          </table:table-cell>
          <table:table-cell table:style-name="Table4.A1" office:value-type="string">
            <text:p text:style-name="Table_20_Contents">Medium</text:p>
          </table:table-cell>
          <table:table-cell table:style-name="Table4.A1" office:value-type="string">
            <text:p text:style-name="Table_20_Contents">Medium</text:p>
          </table:table-cell>
          <table:table-cell table:style-name="Table4.A1" office:value-type="string">
            <text:p text:style-name="Table_20_Contents">↔</text:p>
          </table:table-cell>
          <table:table-cell table:style-name="Table4.A1" office:value-type="string">
            <text:p text:style-name="Table_20_Contents">Tier II</text:p>
          </table:table-cell>
        </table:table-row>
        <table:table-row>
          <table:table-cell table:style-name="Table4.A1" office:value-type="string">
            <text:p text:style-name="Table_20_Contents">Module 14</text:p>
          </table:table-cell>
          <table:table-cell table:style-name="Table4.A1" office:value-type="string">
            <text:p text:style-name="Table_20_Contents">Low</text:p>
          </table:table-cell>
          <table:table-cell table:style-name="Table4.A1" office:value-type="string">
            <text:p text:style-name="Table_20_Contents">High</text:p>
          </table:table-cell>
          <table:table-cell table:style-name="Table4.A1" office:value-type="string">
            <text:p text:style-name="Table_20_Contents">↓ Fragile</text:p>
          </table:table-cell>
          <table:table-cell table:style-name="Table4.A1" office:value-type="string">
            <text:p text:style-name="Table_20_Contents">Tier III</text:p>
          </table:table-cell>
        </table:table-row>
      </table:table>
      <text:p text:style-name="Text_20_body"><text:span text:style-name="Strong_20_Emphasis">Interpretation:</text:span><text:line-break/>This ladder ranks modules by how easily they can be <text:span text:style-name="Strong_20_Emphasis">empirically challenged</text:span>, using a combination of symbolic completeness, coherence behavior, and experimental constraints.</text:p>
      <text:p text:style-name="P2"/>
      <text:h text:style-name="P4" text:outline-level="3">Symbol Cloud Anchors (Appendix H)</text:h>
      <text:p text:style-name="P5"><text:span text:style-name="Source_20_Text">- RCS(M_k) → recursive symbolic confidence function</text:span></text:p>
      <text:p text:style-name="P5"><text:span text:style-name="Source_20_Text">- SDM(t) → divergence of substrate coherence flow</text:span></text:p>
      <text:p text:style-name="P5"><text:span text:style-name="Source_20_Text">- ΔΦ_resid → unresolved field residual</text:span></text:p>
      <text:p text:style-name="P5"><text:span text:style-name="Source_20_Text">- N_closed → number of closed coherence loops</text:span></text:p>
      <text:p text:style-name="P5"><text:span text:style-name="Source_20_Text">- N_validated → experimental predictions confirmed</text:span></text:p>
      <text:p text:style-name="P2"/>
      <text:h text:style-name="P3" text:outline-level="2">Appendix I: Master Framework Summary and Interpretation Table</text:h>
      <text:h text:style-name="P4" text:outline-level="3">I.1 Functional Layer Summary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Appendix</text:p>
            </table:table-cell>
            <table:table-cell table:style-name="Table5.A1" office:value-type="string">
              <text:p text:style-name="Table_20_Heading">Core Function</text:p>
            </table:table-cell>
            <table:table-cell table:style-name="Table5.A1" office:value-type="string">
              <text:p text:style-name="Table_20_Heading">Systemic Role</text:p>
            </table:table-cell>
          </table:table-row>
        </table:table-header-rows>
        <table:table-row>
          <table:table-cell table:style-name="Table5.A1" office:value-type="string">
            <text:p text:style-name="Table_20_Contents">A</text:p>
          </table:table-cell>
          <table:table-cell table:style-name="Table5.A1" office:value-type="string">
            <text:p text:style-name="Table_20_Contents">Symbol normalization</text:p>
          </table:table-cell>
          <table:table-cell table:style-name="Table5.A1" office:value-type="string">
            <text:p text:style-name="Table_20_Contents">Shared semantic vocabulary across modules</text:p>
          </table:table-cell>
        </table:table-row>
        <table:table-row>
          <table:table-cell table:style-name="Table5.A1" office:value-type="string">
            <text:p text:style-name="Table_20_Contents">B</text:p>
          </table:table-cell>
          <table:table-cell table:style-name="Table5.A1" office:value-type="string">
            <text:p text:style-name="Table_20_Contents">Module hierarchy tree</text:p>
          </table:table-cell>
          <table:table-cell table:style-name="Table5.A1" office:value-type="string">
            <text:p text:style-name="Table_20_Contents">Logical structure and recursion map</text:p>
          </table:table-cell>
        </table:table-row>
        <table:table-row>
          <table:table-cell table:style-name="Table5.A1" office:value-type="string">
            <text:p text:style-name="Table_20_Contents">C</text:p>
          </table:table-cell>
          <table:table-cell table:style-name="Table5.A1" office:value-type="string">
            <text:p text:style-name="Table_20_Contents">Experimental falsifiability index</text:p>
          </table:table-cell>
          <table:table-cell table:style-name="Table5.A1" office:value-type="string">
            <text:p text:style-name="Table_20_Contents">Empirical anchoring of symbolic structures</text:p>
          </table:table-cell>
        </table:table-row>
        <table:table-row>
          <table:table-cell table:style-name="Table5.A1" office:value-type="string">
            <text:p text:style-name="Table_20_Contents">D</text:p>
          </table:table-cell>
          <table:table-cell table:style-name="Table5.A1" office:value-type="string">
            <text:p text:style-name="Table_20_Contents">Observer classification and measurement rules</text:p>
          </table:table-cell>
          <table:table-cell table:style-name="Table5.A1" office:value-type="string">
            <text:p text:style-name="Table_20_Contents">Collapse condition encoding</text:p>
          </table:table-cell>
        </table:table-row>
        <table:table-row>
          <table:table-cell table:style-name="Table5.A1" office:value-type="string">
            <text:p text:style-name="Table_20_Contents">E</text:p>
          </table:table-cell>
          <table:table-cell table:style-name="Table5.A1" office:value-type="string">
            <text:p text:style-name="Table_20_Contents">Phase transitions and topological excitations</text:p>
          </table:table-cell>
          <table:table-cell table:style-name="Table5.A1" office:value-type="string">
            <text:p text:style-name="Table_20_Contents">Critical substrate event classification</text:p>
          </table:table-cell>
        </table:table-row>
        <table:table-row>
          <table:table-cell table:style-name="Table5.A1" office:value-type="string">
            <text:p text:style-name="Table_20_Contents">F</text:p>
          </table:table-cell>
          <table:table-cell table:style-name="Table5.A1" office:value-type="string">
            <text:p text:style-name="Table_20_Contents">Time braiding and nonlocal memory</text:p>
          </table:table-cell>
          <table:table-cell table:style-name="Table5.A1" office:value-type="string">
            <text:p text:style-name="Table_20_Contents">Causal dynamics and looped temporal effects</text:p>
          </table:table-cell>
        </table:table-row>
        <table:table-row>
          <table:table-cell table:style-name="Table5.A1" office:value-type="string">
            <text:p text:style-name="Table_20_Contents">G</text:p>
          </table:table-cell>
          <table:table-cell table:style-name="Table5.A1" office:value-type="string">
            <text:p text:style-name="Table_20_Contents">Branch manifold and temporal asymmetry</text:p>
          </table:table-cell>
          <table:table-cell table:style-name="Table5.A1" office:value-type="string">
            <text:p text:style-name="Table_20_Contents">Substrate ancestry and recoherence logic</text:p>
          </table:table-cell>
        </table:table-row>
        <table:table-row>
          <table:table-cell table:style-name="Table5.A1" office:value-type="string">
            <text:p text:style-name="Table_20_Contents">H</text:p>
          </table:table-cell>
          <table:table-cell table:style-name="Table5.A1" office:value-type="string">
            <text:p text:style-name="Table_20_Contents">Recursive validation and symbolic diagnostics</text:p>
          </table:table-cell>
          <table:table-cell table:style-name="Table5.A1" office:value-type="string">
            <text:p text:style-name="Table_20_Contents">Protocol stack for coherence convergence</text:p>
          </table:table-cell>
        </table:table-row>
      </table:table>
      <text:p text:style-name="P2"/>
      <text:h text:style-name="P4" text:outline-level="3"><text:soft-page-break/>I.2 Emergent Symbolic Structure Patterns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Theme</text:p>
            </table:table-cell>
            <table:table-cell table:style-name="Table6.A1" office:value-type="string">
              <text:p text:style-name="Table_20_Heading">Symbolic Mechanism</text:p>
            </table:table-cell>
            <table:table-cell table:style-name="Table6.A1" office:value-type="string">
              <text:p text:style-name="Table_20_Heading">Insight</text:p>
            </table:table-cell>
          </table:table-row>
        </table:table-header-rows>
        <table:table-row>
          <table:table-cell table:style-name="Table6.A1" office:value-type="string">
            <text:p text:style-name="Table_20_Contents">Collapse conditions</text:p>
          </table:table-cell>
          <table:table-cell table:style-name="Table6.A1" office:value-type="string">
            <text:p text:style-name="Table_20_Contents">H_bind, Φ_bound, Δℰ_coh</text:p>
          </table:table-cell>
          <table:table-cell table:style-name="Table6.A1" office:value-type="string">
            <text:p text:style-name="Table_20_Contents">Collapse is observer-conditional</text:p>
          </table:table-cell>
        </table:table-row>
        <table:table-row>
          <table:table-cell table:style-name="Table6.A1" office:value-type="string">
            <text:p text:style-name="Table_20_Contents">Coherence evolution</text:p>
          </table:table-cell>
          <table:table-cell table:style-name="Table6.A1" office:value-type="string">
            <text:p text:style-name="Table_20_Contents">𝓛_sub, η_buffer, τ_delay</text:p>
          </table:table-cell>
          <table:table-cell table:style-name="Table6.A1" office:value-type="string">
            <text:p text:style-name="Table_20_Contents">Evolution obeys variational buffering laws</text:p>
          </table:table-cell>
        </table:table-row>
        <table:table-row>
          <table:table-cell table:style-name="Table6.A1" office:value-type="string">
            <text:p text:style-name="Table_20_Contents">Temporal memory</text:p>
          </table:table-cell>
          <table:table-cell table:style-name="Table6.A1" office:value-type="string">
            <text:p text:style-name="Table_20_Contents">𝓜(t), β₂, Φ_feedback</text:p>
          </table:table-cell>
          <table:table-cell table:style-name="Table6.A1" office:value-type="string">
            <text:p text:style-name="Table_20_Contents">Coherence is non-Markovian and reversible</text:p>
          </table:table-cell>
        </table:table-row>
        <table:table-row>
          <table:table-cell table:style-name="Table6.A1" office:value-type="string">
            <text:p text:style-name="Table_20_Contents">Falsifiability model</text:p>
          </table:table-cell>
          <table:table-cell table:style-name="Table6.A1" office:value-type="string">
            <text:p text:style-name="Table_20_Contents">RCS, SDM, Module Ladder</text:p>
          </table:table-cell>
          <table:table-cell table:style-name="Table6.A1" office:value-type="string">
            <text:p text:style-name="Table_20_Contents">Validation is recursive and quantifiable</text:p>
          </table:table-cell>
        </table:table-row>
        <table:table-row>
          <table:table-cell table:style-name="Table6.A1" office:value-type="string">
            <text:p text:style-name="Table_20_Contents">Branching substrate</text:p>
          </table:table-cell>
          <table:table-cell table:style-name="Table6.A1" office:value-type="string">
            <text:p text:style-name="Table_20_Contents">Φ_ancestor, recoherence potential</text:p>
          </table:table-cell>
          <table:table-cell table:style-name="Table6.A1" office:value-type="string">
            <text:p text:style-name="Table_20_Contents">Branching is spatial-temporal manifolded, not discrete</text:p>
          </table:table-cell>
        </table:table-row>
      </table:table>
      <text:p text:style-name="P2"/>
      <text:h text:style-name="P4" text:outline-level="3">I.3 Interpretation Summary</text:h>
      <text:list text:style-name="L5">
        <text:list-item>
          <text:p text:style-name="P10"><text:span text:style-name="Strong_20_Emphasis">MEST unifies classical, quantum, thermodynamic, and decoherence physics</text:span> via coherence field evolution under symbolic constraints.</text:p>
        </text:list-item>
        <text:list-item>
          <text:p text:style-name="P10"><text:span text:style-name="Strong_20_Emphasis">Time asymmetry is emergent</text:span>, not fundamental—arising from entropic buffering and decoherence topology.</text:p>
        </text:list-item>
        <text:list-item>
          <text:p text:style-name="P10"><text:span text:style-name="Strong_20_Emphasis">Measurement is a substrate entanglement event</text:span>, observer-relative and potentially reversible.</text:p>
        </text:list-item>
        <text:list-item>
          <text:p text:style-name="P10"><text:span text:style-name="Strong_20_Emphasis">Recoherence distinguishes MEST from Many-Worlds</text:span>, enabling branch recovery under substrate conditions.</text:p>
        </text:list-item>
        <text:list-item>
          <text:p text:style-name="P10"><text:span text:style-name="Strong_20_Emphasis">All symbolic predictions are grounded in testable differential forms</text:span>, enabling experimental alignment.</text:p>
        </text:list-item>
      </text:list>
      <text:p text:style-name="P2"/>
      <text:h text:style-name="P4" text:outline-level="3">Symbol Cloud Anchors (Appendix I)</text:h>
      <text:p text:style-name="P5"><text:span text:style-name="Source_20_Text">- Φ_ancestor → universal entanglement seed</text:span></text:p>
      <text:p text:style-name="P5"><text:span text:style-name="Source_20_Text">- β₂, 𝓜(t) → memory-integrated temporal braids</text:span></text:p>
      <text:p text:style-name="P5"><text:span text:style-name="Source_20_Text">- RCS, SDM → system-level coherence convergence diagnostics</text:span></text:p>
      <text:p text:style-name="P5"><text:span text:style-name="Source_20_Text">- H_bind, Φ_bound → measurement and collapse conditions</text:span></text:p>
      <text:p text:style-name="P5"><text:span text:style-name="Source_20_Text">- τ₁–τ₃, C₀–C₂ → critical excitation topology and phase states</text:span></text:p>
      <text:p text:style-name="P11"/>
      <text:h text:style-name="P12" text:outline-level="2"><text:span text:style-name="Emphasis">Appendix J: Notation &amp; Conventions</text:span></text:h>
      <text:h text:style-name="P4" text:outline-level="3">J.1 Delta Function Normalization</text:h>
      <text:list text:style-name="L6">
        <text:list-item>
          <text:p text:style-name="P13"><text:span text:style-name="Strong_20_Emphasis">Continuum limit:</text:span> δ³(x) satisfies ∫ d³x δ³(x) = 1</text:p>
        </text:list-item>
        <text:list-item>
          <text:p text:style-name="P13"><text:span text:style-name="Strong_20_Emphasis">Mode-sum convention:</text:span> δ³(0) → V/(2π)³ for finite volume V</text:p>
        </text:list-item>
      </text:list>
      <text:p text:style-name="P2"/>
      <text:h text:style-name="P4" text:outline-level="3"><text:soft-page-break/>J.2 Index and Tensor Conventions</text:h>
      <text:list text:style-name="L7">
        <text:list-item>
          <text:p text:style-name="P14"><text:span text:style-name="Strong_20_Emphasis">Index positions:</text:span> Greek indices μ,ν are spacetime (0–3); raised via g^{μν}, lowered via g_{μν}</text:p>
        </text:list-item>
        <text:list-item>
          <text:p text:style-name="P14"><text:span text:style-name="Strong_20_Emphasis">Derivative conventions:</text:span> ∂_μ ≡ ∂/∂x^μ; ∂^μ = g^{μν}∂_ν</text:p>
        </text:list-item>
        <text:list-item>
          <text:p text:style-name="P14"><text:span text:style-name="Strong_20_Emphasis">Summation convention:</text:span> Repeated upper/lower index implies Einstein summation</text:p>
        </text:list-item>
      </text:list>
      <text:p text:style-name="P2"/>
      <text:h text:style-name="P4" text:outline-level="3">J.3 Variational and Functional Derivatives</text:h>
      <text:list text:style-name="L8">
        <text:list-item>
          <text:p text:style-name="P15"><text:span text:style-name="Strong_20_Emphasis">Ordinary variation:</text:span> δ𝒮_sub/δφ for finite degrees of freedom</text:p>
        </text:list-item>
        <text:list-item>
          <text:p text:style-name="P15"><text:span text:style-name="Strong_20_Emphasis">Functional variation:</text:span> δ𝒮_sub/δΦ(x) for field configurations, with boundary terms assumed zero unless stated</text:p>
        </text:list-item>
      </text:list>
      <text:p text:style-name="P2"/>
      <text:h text:style-name="P4" text:outline-level="3">J.4 Units and Constants</text:h>
      <text:list text:style-name="L9">
        <text:list-item>
          <text:p text:style-name="P16"><text:span text:style-name="Strong_20_Emphasis">ℏ, c, k_B = 1</text:span> in natural units unless explicitly restored</text:p>
        </text:list-item>
        <text:list-item>
          <text:p text:style-name="P16"><text:span text:style-name="Strong_20_Emphasis">Planck length ℓ_P:</text:span> √(Għ/c³)</text:p>
        </text:list-item>
        <text:list-item>
          <text:p text:style-name="P16"><text:span text:style-name="Strong_20_Emphasis">Substrate constants:</text:span> μ_ℰ, η_buffer, etc., carry dimensions to ensure dimensional consistency across maps</text:p>
        </text:list-item>
      </text:list>
      <text:p text:style-name="P2"/>
      <text:p text:style-name="Text_20_body"><text:span text:style-name="Emphasis">This completes the MEST Appendices with formal conventions ensuring the framework meets expert scrutiny.</text:span></text:p>
      <text:p text:style-name="Text_20_body"><text:span text:style-name="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3T15:17:57.407431000</meta:creation-date>
    <dc:date>2025-04-23T17:00:35.341165000</dc:date>
    <meta:editing-duration>PT8M25S</meta:editing-duration>
    <meta:editing-cycles>1</meta:editing-cycles>
    <meta:document-statistic meta:table-count="6" meta:image-count="0" meta:object-count="0" meta:page-count="32" meta:paragraph-count="789" meta:word-count="5443" meta:character-count="37623" meta:non-whitespace-character-count="33200"/>
    <meta:generator>LibreOffice/25.2.2.2$MacOSX_AARCH64 LibreOffice_project/7370d4be9e3cf6031a51beef54ff3bda878e3fac</meta:generator>
  </office:meta>
</office:document-meta>
</file>